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2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11.8mm" svg:height="89.99mm" svg:x="179.46mm" svg:y="36.2mm">
            <draw:object draw:notify-on-update-of-ranges="Hoja1.H4:Hoja1.H6 Hoja1.I3:Hoja1.I3 Hoja1.I4:Hoja1.I6 Hoja1.J4:Hoja1.J6 Hoja1.J4:Hoja1.J6 Hoja1.J4:Hoja1.J6 Hoja1.J4:Hoja1.J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5" table:default-cell-style-name="ce1"/>
        <table:table-column table:style-name="co2" table:number-columns-repeated="4" table:default-cell-style-name="Default"/>
        <table:table-row table:style-name="ro1">
          <table:table-cell/>
          <table:table-cell table:style-name="ce2" office:value-type="string" calcext:value-type="string">
            <text:p>Función</text:p>
          </table:table-cell>
          <table:table-cell table:number-columns-repeated="4" table:style-name="ce2" office:value-type="string" calcext:value-type="string">
            <text:p>NCC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PU/GPU</text:p>
          </table:table-cell>
          <table:table-cell table:number-columns-repeated="2" table:style-name="ce2" office:value-type="string" calcext:value-type="string">
            <text:p>--</text:p>
          </table:table-cell>
          <table:table-cell table:number-columns-repeated="2" table:style-name="ce2" office:value-type="string" calcext:value-type="string">
            <text:p>GPU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Etiqueta</text:p>
          </table:table-cell>
          <table:table-cell table:number-columns-repeated="2" table:style-name="ce2" office:value-type="string" calcext:value-type="string">
            <text:p>ALOV</text:p>
          </table:table-cell>
          <table:table-cell table:number-columns-repeated="2" table:style-name="ce2" office:value-type="string" calcext:value-type="string">
            <text:p>AMD LCD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/>
          <table:table-cell table:style-name="ce2" office:value-type="string" calcext:value-type="string">
            <text:p>Abejas</text:p>
          </table:table-cell>
          <table:table-cell table:number-columns-repeated="4" table:style-name="ce2" office:value-type="string" calcext:value-type="string">
            <text:p>No</text:p>
          </table:table-cell>
          <table:table-cell/>
          <table:table-cell office:value-type="string" calcext:value-type="string">
            <text:p>CTRL</text:p>
          </table:table-cell>
          <table:table-cell table:formula="of:=AVERAGE([.D7:.D320])" office:value-type="float" office:value="0.557554340513694" calcext:value-type="float">
            <text:p>0.557554340513694</text:p>
          </table:table-cell>
          <table:table-cell table:formula="of:=STDEV([.D7:.D320])" office:value-type="float" office:value="0.34843205514241" calcext:value-type="float">
            <text:p>0.34843205514241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TRL</text:p>
          </table:table-cell>
          <table:table-cell table:number-columns-repeated="2" office:value-type="string" calcext:value-type="string">
            <text:p>OURS</text:p>
          </table:table-cell>
          <table:table-cell/>
          <table:table-cell office:value-type="string" calcext:value-type="string">
            <text:p>OURS</text:p>
          </table:table-cell>
          <table:table-cell table:formula="of:=AVERAGE([.F7:.F320])" office:value-type="float" office:value="0.58831882408887" calcext:value-type="float">
            <text:p>0.58831882408887</text:p>
          </table:table-cell>
          <table:table-cell table:formula="of:=STDEV([.F7:.F320])" office:value-type="float" office:value="0.330206971400568" calcext:value-type="float">
            <text:p>0.330206971400568</text:p>
          </table:table-cell>
        </table:table-row>
        <table:table-row table:style-name="ro1">
          <table:table-cell table:style-name="ce2" office:value-type="string" calcext:value-type="string">
            <text:p>Carpeta</text:p>
          </table:table-cell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Tiempo</text:p>
          </table:table-cell>
          <table:table-cell table:style-name="ce2" office:value-type="string" calcext:value-type="string">
            <text:p>Puntaje</text:p>
          </table:table-cell>
          <table:table-cell table:style-name="ce2" office:value-type="string" calcext:value-type="string">
            <text:p>Tiempo</text:p>
          </table:table-cell>
          <table:table-cell table:style-name="ce2" office:value-type="string" calcext:value-type="string">
            <text:p>Puntaje</text:p>
          </table:table-cell>
          <table:table-cell/>
          <table:table-cell office:value-type="string" calcext:value-type="string">
            <text:p>All</text:p>
          </table:table-cell>
          <table:table-cell table:formula="of:=AVERAGE([.D7:.D320];[.F7:.F320])" office:value-type="float" office:value="0.572936582301282" calcext:value-type="float">
            <text:p>0.572936582301282</text:p>
          </table:table-cell>
          <table:table-cell table:formula="of:=STDEV([.D7:.D320]; [.F7:.F320])" office:value-type="float" office:value="0.339520243959214" calcext:value-type="float">
            <text:p>0.339520243959214</text:p>
          </table:table-cell>
        </table:table-row>
        <table:table-row table:style-name="ro1">
          <table:table-cell table:style-name="ce2" office:value-type="string" calcext:value-type="string">
            <text:p>01-Ligh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4736842105" calcext:value-type="float">
            <text:p>0.4736842105</text:p>
          </table:table-cell>
          <table:table-cell table:style-name="ce2" office:value-type="float" office:value="0.281427" calcext:value-type="float">
            <text:p>0.281427</text:p>
          </table:table-cell>
          <table:table-cell table:style-name="ce2" office:value-type="float" office:value="0.5925925926" calcext:value-type="float">
            <text:p>0.592592592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-Ligh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7391304348" calcext:value-type="float">
            <text:p>0.7391304348</text:p>
          </table:table-cell>
          <table:table-cell table:style-name="ce2" office:value-type="float" office:value="1.499064" calcext:value-type="float">
            <text:p>1.49906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-Ligh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446857" calcext:value-type="float">
            <text:p>1.44685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-Ligh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0.331542" calcext:value-type="float">
            <text:p>0.331542</text:p>
          </table:table-cell>
          <table:table-cell table:style-name="ce2" office:value-type="float" office:value="0.8095238095" calcext:value-type="float">
            <text:p>0.809523809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-Ligh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6567164179" calcext:value-type="float">
            <text:p>0.6567164179</text:p>
          </table:table-cell>
          <table:table-cell table:style-name="ce2" office:value-type="float" office:value="1.824355" calcext:value-type="float">
            <text:p>1.824355</text:p>
          </table:table-cell>
          <table:table-cell table:style-name="ce2" office:value-type="float" office:value="0.7927927928" calcext:value-type="float">
            <text:p>0.792792792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-Light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333333333" calcext:value-type="float">
            <text:p>0.9333333333</text:p>
          </table:table-cell>
          <table:table-cell table:style-name="ce2" office:value-type="float" office:value="0.031831" calcext:value-type="float">
            <text:p>0.031831</text:p>
          </table:table-cell>
          <table:table-cell table:style-name="ce2"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-Light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15279" calcext:value-type="float">
            <text:p>0.21527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-Ligh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1884057971" calcext:value-type="float">
            <text:p>0.1884057971</text:p>
          </table:table-cell>
          <table:table-cell table:style-name="ce2" office:value-type="float" office:value="0.602914" calcext:value-type="float">
            <text:p>0.602914</text:p>
          </table:table-cell>
          <table:table-cell table:style-name="ce2" office:value-type="float" office:value="0.02857142857" calcext:value-type="float">
            <text:p>0.0285714285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-Ligh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6724137931" calcext:value-type="float">
            <text:p>0.6724137931</text:p>
          </table:table-cell>
          <table:table-cell table:style-name="ce2" office:value-type="float" office:value="0.466706" calcext:value-type="float">
            <text:p>0.46670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-Light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0666666667" calcext:value-type="float">
            <text:p>0.0666666667</text:p>
          </table:table-cell>
          <table:table-cell table:style-name="ce2" office:value-type="float" office:value="0.126025" calcext:value-type="float">
            <text:p>0.126025</text:p>
          </table:table-cell>
          <table:table-cell table:style-name="ce2"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-Light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0.102554" calcext:value-type="float">
            <text:p>0.102554</text:p>
          </table:table-cell>
          <table:table-cell table:style-name="ce2" office:value-type="float" office:value="0.9473684211" calcext:value-type="float">
            <text:p>0.947368421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-Light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1875" calcext:value-type="float">
            <text:p>0.1875</text:p>
          </table:table-cell>
          <table:table-cell table:style-name="ce2" office:value-type="float" office:value="0.065481" calcext:value-type="float">
            <text:p>0.065481</text:p>
          </table:table-cell>
          <table:table-cell table:style-name="ce2" office:value-type="float" office:value="0.4761904762" calcext:value-type="float">
            <text:p>0.476190476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-Light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3076923077" calcext:value-type="float">
            <text:p>0.3076923077</text:p>
          </table:table-cell>
          <table:table-cell table:style-name="ce2" office:value-type="float" office:value="0.074877" calcext:value-type="float">
            <text:p>0.074877</text:p>
          </table:table-cell>
          <table:table-cell table:style-name="ce2" office:value-type="float" office:value="0.5555555556" calcext:value-type="float">
            <text:p>0.555555555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-Light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8918918919" calcext:value-type="float">
            <text:p>0.8918918919</text:p>
          </table:table-cell>
          <table:table-cell table:style-name="ce2" office:value-type="float" office:value="0.045426" calcext:value-type="float">
            <text:p>0.04542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-Light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0344827586" calcext:value-type="float">
            <text:p>0.0344827586</text:p>
          </table:table-cell>
          <table:table-cell table:style-name="ce2" office:value-type="float" office:value="0.016296" calcext:value-type="float">
            <text:p>0.016296</text:p>
          </table:table-cell>
          <table:table-cell table:style-name="ce2" office:value-type="float" office:value="0.5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-Ligh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2926829268" calcext:value-type="float">
            <text:p>0.2926829268</text:p>
          </table:table-cell>
          <table:table-cell table:style-name="ce2" office:value-type="float" office:value="0.039838" calcext:value-type="float">
            <text:p>0.039838</text:p>
          </table:table-cell>
          <table:table-cell table:style-name="ce2" office:value-type="float" office:value="0.4230769231" calcext:value-type="float">
            <text:p>0.423076923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-Light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032967033" calcext:value-type="float">
            <text:p>0.032967033</text:p>
          </table:table-cell>
          <table:table-cell table:style-name="ce2" office:value-type="float" office:value="0.080906" calcext:value-type="float">
            <text:p>0.080906</text:p>
          </table:table-cell>
          <table:table-cell table:style-name="ce2" office:value-type="float" office:value="0.578125" calcext:value-type="float">
            <text:p>0.57812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-Light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7647058824" calcext:value-type="float">
            <text:p>0.7647058824</text:p>
          </table:table-cell>
          <table:table-cell table:style-name="ce2" office:value-type="float" office:value="0.213127" calcext:value-type="float">
            <text:p>0.213127</text:p>
          </table:table-cell>
          <table:table-cell table:style-name="ce2" office:value-type="float" office:value="0.7857142857" calcext:value-type="float">
            <text:p>0.785714285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-Light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5909090909" calcext:value-type="float">
            <text:p>0.5909090909</text:p>
          </table:table-cell>
          <table:table-cell table:style-name="ce2" office:value-type="float" office:value="0.08625" calcext:value-type="float">
            <text:p>0.08625</text:p>
          </table:table-cell>
          <table:table-cell table:style-name="ce2" office:value-type="float" office:value="0.1666666667" calcext:value-type="float">
            <text:p>0.166666666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-Light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8214285714" calcext:value-type="float">
            <text:p>0.8214285714</text:p>
          </table:table-cell>
          <table:table-cell table:style-name="ce2" office:value-type="float" office:value="0.084611" calcext:value-type="float">
            <text:p>0.084611</text:p>
          </table:table-cell>
          <table:table-cell table:style-name="ce2" office:value-type="float" office:value="0.6341463415" calcext:value-type="float">
            <text:p>0.634146341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-Light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122807018" calcext:value-type="float">
            <text:p>0.9122807018</text:p>
          </table:table-cell>
          <table:table-cell table:style-name="ce2" office:value-type="float" office:value="0.031605" calcext:value-type="float">
            <text:p>0.03160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-Light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0544217687" calcext:value-type="float">
            <text:p>0.0544217687</text:p>
          </table:table-cell>
          <table:table-cell table:style-name="ce2" office:value-type="float" office:value="0.044583" calcext:value-type="float">
            <text:p>0.044583</text:p>
          </table:table-cell>
          <table:table-cell table:style-name="ce2" office:value-type="float" office:value="0.1032258065" calcext:value-type="float">
            <text:p>0.103225806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-Light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1463414634" calcext:value-type="float">
            <text:p>0.1463414634</text:p>
          </table:table-cell>
          <table:table-cell table:style-name="ce2" office:value-type="float" office:value="0.050377" calcext:value-type="float">
            <text:p>0.050377</text:p>
          </table:table-cell>
          <table:table-cell table:style-name="ce2" office:value-type="float" office:value="0.975" calcext:value-type="float">
            <text:p>0.97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-Ligh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88422" calcext:value-type="float">
            <text:p>0.18842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-Light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8571428571" calcext:value-type="float">
            <text:p>0.8571428571</text:p>
          </table:table-cell>
          <table:table-cell table:style-name="ce2" office:value-type="float" office:value="0.039904" calcext:value-type="float">
            <text:p>0.039904</text:p>
          </table:table-cell>
          <table:table-cell table:style-name="ce2" office:value-type="float" office:value="0.6274509804" calcext:value-type="float">
            <text:p>0.627450980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-Light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052532" calcext:value-type="float">
            <text:p>0.052532</text:p>
          </table:table-cell>
          <table:table-cell table:style-name="ce2" office:value-type="float" office:value="0.2702702703" calcext:value-type="float">
            <text:p>0.270270270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-Light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2413793103" calcext:value-type="float">
            <text:p>0.2413793103</text:p>
          </table:table-cell>
          <table:table-cell table:style-name="ce2" office:value-type="float" office:value="0.360684" calcext:value-type="float">
            <text:p>0.360684</text:p>
          </table:table-cell>
          <table:table-cell table:style-name="ce2" office:value-type="float" office:value="0.3888888889" calcext:value-type="float">
            <text:p>0.388888888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-Light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224137931" calcext:value-type="float">
            <text:p>0.224137931</text:p>
          </table:table-cell>
          <table:table-cell table:style-name="ce2" office:value-type="float" office:value="0.249309" calcext:value-type="float">
            <text:p>0.249309</text:p>
          </table:table-cell>
          <table:table-cell table:style-name="ce2" office:value-type="float" office:value="0.3888888889" calcext:value-type="float">
            <text:p>0.388888888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-Light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061191" calcext:value-type="float">
            <text:p>0.061191</text:p>
          </table:table-cell>
          <table:table-cell table:style-name="ce2" office:value-type="float" office:value="0.9189189189" calcext:value-type="float">
            <text:p>0.918918918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-Ligh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8163265306" calcext:value-type="float">
            <text:p>0.8163265306</text:p>
          </table:table-cell>
          <table:table-cell table:style-name="ce2" office:value-type="float" office:value="0.264622" calcext:value-type="float">
            <text:p>0.264622</text:p>
          </table:table-cell>
          <table:table-cell table:style-name="ce2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-Light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6923076923" calcext:value-type="float">
            <text:p>0.6923076923</text:p>
          </table:table-cell>
          <table:table-cell table:style-name="ce2" office:value-type="float" office:value="0.285175" calcext:value-type="float">
            <text:p>0.285175</text:p>
          </table:table-cell>
          <table:table-cell table:style-name="ce2" office:value-type="float" office:value="0.9166666667" calcext:value-type="float">
            <text:p>0.916666666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-Light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5185185185" calcext:value-type="float">
            <text:p>0.5185185185</text:p>
          </table:table-cell>
          <table:table-cell table:style-name="ce2" office:value-type="float" office:value="0.119217" calcext:value-type="float">
            <text:p>0.119217</text:p>
          </table:table-cell>
          <table:table-cell table:style-name="ce2" office:value-type="float" office:value="0.6829268293" calcext:value-type="float">
            <text:p>0.682926829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-Light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0285714286" calcext:value-type="float">
            <text:p>0.0285714286</text:p>
          </table:table-cell>
          <table:table-cell table:style-name="ce2" office:value-type="float" office:value="0.093645" calcext:value-type="float">
            <text:p>0.093645</text:p>
          </table:table-cell>
          <table:table-cell table:style-name="ce2" office:value-type="float" office:value="0.1578947368" calcext:value-type="float">
            <text:p>0.157894736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2-SurfaceCov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0.064884" calcext:value-type="float">
            <text:p>0.06488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2-SurfaceCov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1153846154" calcext:value-type="float">
            <text:p>0.1153846154</text:p>
          </table:table-cell>
          <table:table-cell table:style-name="ce2" office:value-type="float" office:value="0.066717" calcext:value-type="float">
            <text:p>0.066717</text:p>
          </table:table-cell>
          <table:table-cell table:style-name="ce2" office:value-type="float" office:value="0.8936170213" calcext:value-type="float">
            <text:p>0.893617021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2-SurfaceCov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2121212121" calcext:value-type="float">
            <text:p>0.2121212121</text:p>
          </table:table-cell>
          <table:table-cell table:style-name="ce2" office:value-type="float" office:value="1.134704" calcext:value-type="float">
            <text:p>1.134704</text:p>
          </table:table-cell>
          <table:table-cell table:style-name="ce2" office:value-type="float" office:value="0.05882352941" calcext:value-type="float">
            <text:p>0.0588235294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2-SurfaceCov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4193548387" calcext:value-type="float">
            <text:p>0.4193548387</text:p>
          </table:table-cell>
          <table:table-cell table:style-name="ce2" office:value-type="float" office:value="2.082255" calcext:value-type="float">
            <text:p>2.082255</text:p>
          </table:table-cell>
          <table:table-cell table:style-name="ce2" office:value-type="float" office:value="0.5581395349" calcext:value-type="float">
            <text:p>0.558139534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2-SurfaceCove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1162790698" calcext:value-type="float">
            <text:p>0.1162790698</text:p>
          </table:table-cell>
          <table:table-cell table:style-name="ce2" office:value-type="float" office:value="2.622268" calcext:value-type="float">
            <text:p>2.622268</text:p>
          </table:table-cell>
          <table:table-cell table:style-name="ce2" office:value-type="float" office:value="0.2083333333" calcext:value-type="float">
            <text:p>0.208333333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2-SurfaceCover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90761" calcext:value-type="float">
            <text:p>0.090761</text:p>
          </table:table-cell>
          <table:table-cell table:style-name="ce2" office:value-type="float" office:value="0.9523809524" calcext:value-type="float">
            <text:p>0.952380952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2-SurfaceCover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5103" calcext:value-type="float">
            <text:p>0.25103</text:p>
          </table:table-cell>
          <table:table-cell table:style-name="ce2"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2-SurfaceCover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677419355" calcext:value-type="float">
            <text:p>0.9677419355</text:p>
          </table:table-cell>
          <table:table-cell table:style-name="ce2" office:value-type="float" office:value="0.21727" calcext:value-type="float">
            <text:p>0.21727</text:p>
          </table:table-cell>
          <table:table-cell table:style-name="ce2" office:value-type="float" office:value="0.9836065574" calcext:value-type="float">
            <text:p>0.983606557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2-SurfaceCover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487179487" calcext:value-type="float">
            <text:p>0.9487179487</text:p>
          </table:table-cell>
          <table:table-cell table:style-name="ce2" office:value-type="float" office:value="0.06982" calcext:value-type="float">
            <text:p>0.0698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2-SurfaceCover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2380952381" calcext:value-type="float">
            <text:p>0.2380952381</text:p>
          </table:table-cell>
          <table:table-cell table:style-name="ce2" office:value-type="float" office:value="0.300644" calcext:value-type="float">
            <text:p>0.300644</text:p>
          </table:table-cell>
          <table:table-cell table:style-name="ce2" office:value-type="float" office:value="0.32" calcext:value-type="float">
            <text:p>0.3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2-SurfaceCover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7647058824" calcext:value-type="float">
            <text:p>0.7647058824</text:p>
          </table:table-cell>
          <table:table-cell table:style-name="ce2" office:value-type="float" office:value="2.244953" calcext:value-type="float">
            <text:p>2.244953</text:p>
          </table:table-cell>
          <table:table-cell table:style-name="ce2" office:value-type="float" office:value="0.05714285714" calcext:value-type="float">
            <text:p>0.0571428571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2-SurfaceCover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0740740741" calcext:value-type="float">
            <text:p>0.0740740741</text:p>
          </table:table-cell>
          <table:table-cell table:style-name="ce2" office:value-type="float" office:value="0.022487" calcext:value-type="float">
            <text:p>0.022487</text:p>
          </table:table-cell>
          <table:table-cell table:style-name="ce2" office:value-type="float" office:value="0.56" calcext:value-type="float">
            <text:p>0.5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2-SurfaceCover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.391235" calcext:value-type="float">
            <text:p>19.39123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2-SurfaceCover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96539" calcext:value-type="float">
            <text:p>0.196539</text:p>
          </table:table-cell>
          <table:table-cell table:style-name="ce2" office:value-type="float" office:value="0.04347826087" calcext:value-type="float">
            <text:p>0.0434782608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2-SurfaceCover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3260869565" calcext:value-type="float">
            <text:p>0.3260869565</text:p>
          </table:table-cell>
          <table:table-cell table:style-name="ce2" office:value-type="float" office:value="0.021067" calcext:value-type="float">
            <text:p>0.021067</text:p>
          </table:table-cell>
          <table:table-cell table:style-name="ce2" office:value-type="float" office:value="0.2641509434" calcext:value-type="float">
            <text:p>0.264150943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3-Specularit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532172" calcext:value-type="float">
            <text:p>0.532172</text:p>
          </table:table-cell>
          <table:table-cell table:style-name="ce2" office:value-type="float" office:value="0.7272727273" calcext:value-type="float">
            <text:p>0.727272727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3-Specularity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578313253" calcext:value-type="float">
            <text:p>0.578313253</text:p>
          </table:table-cell>
          <table:table-cell table:style-name="ce2" office:value-type="float" office:value="3.827844" calcext:value-type="float">
            <text:p>3.827844</text:p>
          </table:table-cell>
          <table:table-cell table:style-name="ce2" office:value-type="float" office:value="0.703125" calcext:value-type="float">
            <text:p>0.70312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3-Specularity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827586207" calcext:value-type="float">
            <text:p>0.9827586207</text:p>
          </table:table-cell>
          <table:table-cell table:style-name="ce2" office:value-type="float" office:value="0.016254" calcext:value-type="float">
            <text:p>0.016254</text:p>
          </table:table-cell>
          <table:table-cell table:style-name="ce2" office:value-type="float" office:value="0.5679012346" calcext:value-type="float">
            <text:p>0.567901234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3-Specularity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3086419753" calcext:value-type="float">
            <text:p>0.3086419753</text:p>
          </table:table-cell>
          <table:table-cell table:style-name="ce2" office:value-type="float" office:value="2.498236" calcext:value-type="float">
            <text:p>2.498236</text:p>
          </table:table-cell>
          <table:table-cell table:style-name="ce2" office:value-type="float" office:value="0.5272727273" calcext:value-type="float">
            <text:p>0.527272727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3-Specularity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2054794521" calcext:value-type="float">
            <text:p>0.2054794521</text:p>
          </table:table-cell>
          <table:table-cell table:style-name="ce2" office:value-type="float" office:value="3.225508" calcext:value-type="float">
            <text:p>3.225508</text:p>
          </table:table-cell>
          <table:table-cell table:style-name="ce2" office:value-type="float" office:value="0.3409090909" calcext:value-type="float">
            <text:p>0.340909090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3-Specularity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5319148936" calcext:value-type="float">
            <text:p>0.5319148936</text:p>
          </table:table-cell>
          <table:table-cell table:style-name="ce2" office:value-type="float" office:value="3.615109" calcext:value-type="float">
            <text:p>3.615109</text:p>
          </table:table-cell>
          <table:table-cell table:style-name="ce2" office:value-type="float" office:value="0.6176470588" calcext:value-type="float">
            <text:p>0.617647058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3-Specularity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648972" calcext:value-type="float">
            <text:p>0.648972</text:p>
          </table:table-cell>
          <table:table-cell table:style-name="ce2" office:value-type="float" office:value="0.6046511628" calcext:value-type="float">
            <text:p>0.604651162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3-Specularity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float" office:value="2.93853" calcext:value-type="float">
            <text:p>2.93853</text:p>
          </table:table-cell>
          <table:table-cell table:style-name="ce2" office:value-type="float" office:value="0.8095238095" calcext:value-type="float">
            <text:p>0.809523809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3-Specularity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.404276" calcext:value-type="float">
            <text:p>11.40427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3-Specularity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.630784" calcext:value-type="float">
            <text:p>11.630784</text:p>
          </table:table-cell>
          <table:table-cell table:style-name="ce2" office:value-type="float" office:value="0.9763779528" calcext:value-type="float">
            <text:p>0.976377952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3-Specularity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5625" calcext:value-type="float">
            <text:p>0.5625</text:p>
          </table:table-cell>
          <table:table-cell table:style-name="ce2" office:value-type="float" office:value="0.357959" calcext:value-type="float">
            <text:p>0.35795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3-Specularity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1363636364" calcext:value-type="float">
            <text:p>0.1363636364</text:p>
          </table:table-cell>
          <table:table-cell table:style-name="ce2" office:value-type="float" office:value="0.087638" calcext:value-type="float">
            <text:p>0.087638</text:p>
          </table:table-cell>
          <table:table-cell table:style-name="ce2" office:value-type="float" office:value="0.2745098039" calcext:value-type="float">
            <text:p>0.274509803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3-Specularity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3.786542" calcext:value-type="float">
            <text:p>3.786542</text:p>
          </table:table-cell>
          <table:table-cell table:style-name="ce2" office:value-type="float" office:value="0.275862069" calcext:value-type="float">
            <text:p>0.27586206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3-Specularity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1692307692" calcext:value-type="float">
            <text:p>0.1692307692</text:p>
          </table:table-cell>
          <table:table-cell table:style-name="ce2" office:value-type="float" office:value="0.041106" calcext:value-type="float">
            <text:p>0.041106</text:p>
          </table:table-cell>
          <table:table-cell table:style-name="ce2" office:value-type="float" office:value="0.3544303797" calcext:value-type="float">
            <text:p>0.354430379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3-Specularity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8137" calcext:value-type="float">
            <text:p>0.8813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3-Specularity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62886" calcext:value-type="float">
            <text:p>0.76288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3-Specularity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41063" calcext:value-type="float">
            <text:p>0.741063</text:p>
          </table:table-cell>
          <table:table-cell table:style-name="ce2" office:value-type="float" office:value="0.7222222222" calcext:value-type="float">
            <text:p>0.722222222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3-Specularity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3055555556" calcext:value-type="float">
            <text:p>0.3055555556</text:p>
          </table:table-cell>
          <table:table-cell table:style-name="ce2" office:value-type="float" office:value="1.573318" calcext:value-type="float">
            <text:p>1.5733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4-Transparenc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 office:value-type="float" office:value="1.794912" calcext:value-type="float">
            <text:p>1.794912</text:p>
          </table:table-cell>
          <table:table-cell table:style-name="ce2" office:value-type="float" office:value="0.5333333333" calcext:value-type="float">
            <text:p>0.533333333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4-Transparency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0566037736" calcext:value-type="float">
            <text:p>0.0566037736</text:p>
          </table:table-cell>
          <table:table-cell table:style-name="ce2" office:value-type="float" office:value="1.007201" calcext:value-type="float">
            <text:p>1.00720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4-Transparency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051714" calcext:value-type="float">
            <text:p>0.051714</text:p>
          </table:table-cell>
          <table:table-cell table:style-name="ce2" office:value-type="float" office:value="0.7640449438" calcext:value-type="float">
            <text:p>0.764044943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4-Transparency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1666666667" calcext:value-type="float">
            <text:p>0.1666666667</text:p>
          </table:table-cell>
          <table:table-cell table:style-name="ce2" office:value-type="float" office:value="0.062228" calcext:value-type="float">
            <text:p>0.062228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4-Transparency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085106383" calcext:value-type="float">
            <text:p>0.085106383</text:p>
          </table:table-cell>
          <table:table-cell table:style-name="ce2" office:value-type="float" office:value="0.015604" calcext:value-type="float">
            <text:p>0.015604</text:p>
          </table:table-cell>
          <table:table-cell table:style-name="ce2" office:value-type="float" office:value="0.9438202247" calcext:value-type="float">
            <text:p>0.943820224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4-Transparency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0929" calcext:value-type="float">
            <text:p>0.050929</text:p>
          </table:table-cell>
          <table:table-cell table:style-name="ce2" office:value-type="float" office:value="0.7524752475" calcext:value-type="float">
            <text:p>0.752475247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4-Transparency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.807866" calcext:value-type="float">
            <text:p>4.80786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4-Transparency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09834" calcext:value-type="float">
            <text:p>0.20983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4-Transparency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5625" calcext:value-type="float">
            <text:p>0.5625</text:p>
          </table:table-cell>
          <table:table-cell table:style-name="ce2" office:value-type="float" office:value="0.222176" calcext:value-type="float">
            <text:p>0.222176</text:p>
          </table:table-cell>
          <table:table-cell table:style-name="ce2" office:value-type="float" office:value="0.2222222222" calcext:value-type="float">
            <text:p>0.222222222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4-Transparency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8536585366" calcext:value-type="float">
            <text:p>0.8536585366</text:p>
          </table:table-cell>
          <table:table-cell table:style-name="ce2" office:value-type="float" office:value="0.062563" calcext:value-type="float">
            <text:p>0.062563</text:p>
          </table:table-cell>
          <table:table-cell table:style-name="ce2" office:value-type="float" office:value="0.5090909091" calcext:value-type="float">
            <text:p>0.509090909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4-Transparency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62493" calcext:value-type="float">
            <text:p>0.062493</text:p>
          </table:table-cell>
          <table:table-cell table:style-name="ce2" office:value-type="float" office:value="0.2692307692" calcext:value-type="float">
            <text:p>0.269230769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4-Transparency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402985075" calcext:value-type="float">
            <text:p>0.9402985075</text:p>
          </table:table-cell>
          <table:table-cell table:style-name="ce2" office:value-type="float" office:value="0.060247" calcext:value-type="float">
            <text:p>0.060247</text:p>
          </table:table-cell>
          <table:table-cell table:style-name="ce2" office:value-type="float" office:value="0.6041666667" calcext:value-type="float">
            <text:p>0.604166666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4-Transparency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16932" calcext:value-type="float">
            <text:p>0.11693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4-Transparency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0.022678" calcext:value-type="float">
            <text:p>0.022678</text:p>
          </table:table-cell>
          <table:table-cell table:style-name="ce2" office:value-type="float" office:value="0.8888888889" calcext:value-type="float">
            <text:p>0.888888888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4-Transparency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721604" calcext:value-type="float">
            <text:p>0.721604</text:p>
          </table:table-cell>
          <table:table-cell table:style-name="ce2" office:value-type="float" office:value="0.35" calcext:value-type="float">
            <text:p>0.3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4-Transparency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4-Transparency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053865" calcext:value-type="float">
            <text:p>1.05386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4-Transparency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1.089441" calcext:value-type="float">
            <text:p>1.089441</text:p>
          </table:table-cell>
          <table:table-cell table:style-name="ce2" office:value-type="float" office:value="0.9361702128" calcext:value-type="float">
            <text:p>0.936170212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4-Transparency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511627907" calcext:value-type="float">
            <text:p>0.511627907</text:p>
          </table:table-cell>
          <table:table-cell table:style-name="ce2" office:value-type="float" office:value="0.042093" calcext:value-type="float">
            <text:p>0.042093</text:p>
          </table:table-cell>
          <table:table-cell table:style-name="ce2" office:value-type="float" office:value="0.8533333333" calcext:value-type="float">
            <text:p>0.853333333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4-Transparency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 office:value-type="float" office:value="0.080705" calcext:value-type="float">
            <text:p>0.080705</text:p>
          </table:table-cell>
          <table:table-cell table:style-name="ce2" office:value-type="float" office:value="0.5882352941" calcext:value-type="float">
            <text:p>0.588235294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5-Shap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37456" calcext:value-type="float">
            <text:p>0.37456</text:p>
          </table:table-cell>
          <table:table-cell table:style-name="ce2" office:value-type="float" office:value="0.07692307692" calcext:value-type="float">
            <text:p>0.0769230769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5-Shap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1612903226" calcext:value-type="float">
            <text:p>0.1612903226</text:p>
          </table:table-cell>
          <table:table-cell table:style-name="ce2" office:value-type="float" office:value="1.310269" calcext:value-type="float">
            <text:p>1.310269</text:p>
          </table:table-cell>
          <table:table-cell table:style-name="ce2" office:value-type="float" office:value="0.2777777778" calcext:value-type="float">
            <text:p>0.277777777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5-Shap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1224489796" calcext:value-type="float">
            <text:p>0.1224489796</text:p>
          </table:table-cell>
          <table:table-cell table:style-name="ce2" office:value-type="float" office:value="0.042181" calcext:value-type="float">
            <text:p>0.042181</text:p>
          </table:table-cell>
          <table:table-cell table:style-name="ce2" office:value-type="float" office:value="0.2181818182" calcext:value-type="float">
            <text:p>0.218181818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5-Shap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5806451613" calcext:value-type="float">
            <text:p>0.5806451613</text:p>
          </table:table-cell>
          <table:table-cell table:style-name="ce2" office:value-type="float" office:value="0.526412" calcext:value-type="float">
            <text:p>0.526412</text:p>
          </table:table-cell>
          <table:table-cell table:style-name="ce2" office:value-type="float" office:value="0.652173913" calcext:value-type="float">
            <text:p>0.65217391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5-Shap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130434783" calcext:value-type="float">
            <text:p>0.9130434783</text:p>
          </table:table-cell>
          <table:table-cell table:style-name="ce2" office:value-type="float" office:value="0.638045" calcext:value-type="float">
            <text:p>0.638045</text:p>
          </table:table-cell>
          <table:table-cell table:style-name="ce2" office:value-type="float" office:value="0.5161290323" calcext:value-type="float">
            <text:p>0.516129032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5-Shap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3466666667" calcext:value-type="float">
            <text:p>0.3466666667</text:p>
          </table:table-cell>
          <table:table-cell table:style-name="ce2" office:value-type="float" office:value="0.049446" calcext:value-type="float">
            <text:p>0.049446</text:p>
          </table:table-cell>
          <table:table-cell table:style-name="ce2" office:value-type="float" office:value="0.3516483516" calcext:value-type="float">
            <text:p>0.351648351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5-Shap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7096774194" calcext:value-type="float">
            <text:p>0.7096774194</text:p>
          </table:table-cell>
          <table:table-cell table:style-name="ce2" office:value-type="float" office:value="0.324541" calcext:value-type="float">
            <text:p>0.324541</text:p>
          </table:table-cell>
          <table:table-cell table:style-name="ce2" office:value-type="float" office:value="0.7083333333" calcext:value-type="float">
            <text:p>0.708333333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5-Shape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6739130435" calcext:value-type="float">
            <text:p>0.6739130435</text:p>
          </table:table-cell>
          <table:table-cell table:style-name="ce2" office:value-type="float" office:value="14.845861" calcext:value-type="float">
            <text:p>14.845861</text:p>
          </table:table-cell>
          <table:table-cell table:style-name="ce2" office:value-type="float" office:value="0.8051948052" calcext:value-type="float">
            <text:p>0.805194805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5-Shape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 office:value-type="float" office:value="13.797752" calcext:value-type="float">
            <text:p>13.797752</text:p>
          </table:table-cell>
          <table:table-cell table:style-name="ce2" office:value-type="float" office:value="0.4782608696" calcext:value-type="float">
            <text:p>0.478260869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5-Shap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2203389831" calcext:value-type="float">
            <text:p>0.2203389831</text:p>
          </table:table-cell>
          <table:table-cell table:style-name="ce2" office:value-type="float" office:value="0.550644" calcext:value-type="float">
            <text:p>0.550644</text:p>
          </table:table-cell>
          <table:table-cell table:style-name="ce2" office:value-type="float" office:value="0.3611111111" calcext:value-type="float">
            <text:p>0.361111111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5-Shape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4098360656" calcext:value-type="float">
            <text:p>0.4098360656</text:p>
          </table:table-cell>
          <table:table-cell table:style-name="ce2" office:value-type="float" office:value="1.605003" calcext:value-type="float">
            <text:p>1.605003</text:p>
          </table:table-cell>
          <table:table-cell table:style-name="ce2" office:value-type="float" office:value="0.09375" calcext:value-type="float">
            <text:p>0.0937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5-Shap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129418" calcext:value-type="float">
            <text:p>0.129418</text:p>
          </table:table-cell>
          <table:table-cell table:style-name="ce2" office:value-type="float" office:value="0.1818181818" calcext:value-type="float">
            <text:p>0.181818181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5-Shap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0.063887" calcext:value-type="float">
            <text:p>0.063887</text:p>
          </table:table-cell>
          <table:table-cell table:style-name="ce2" office:value-type="float" office:value="0.3333333333" calcext:value-type="float">
            <text:p>0.333333333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5-Shap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355391" calcext:value-type="float">
            <text:p>1.355391</text:p>
          </table:table-cell>
          <table:table-cell table:style-name="ce2" office:value-type="float" office:value="0.9661016949" calcext:value-type="float">
            <text:p>0.966101694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5-Shap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372565" calcext:value-type="float">
            <text:p>1.372565</text:p>
          </table:table-cell>
          <table:table-cell table:style-name="ce2" office:value-type="float" office:value="0.9347826087" calcext:value-type="float">
            <text:p>0.934782608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5-Shape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3.059557" calcext:value-type="float">
            <text:p>3.059557</text:p>
          </table:table-cell>
          <table:table-cell table:style-name="ce2" office:value-type="float" office:value="0.8735632184" calcext:value-type="float">
            <text:p>0.873563218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5-Shap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.372887" calcext:value-type="float">
            <text:p>3.372887</text:p>
          </table:table-cell>
          <table:table-cell table:style-name="ce2" office:value-type="float" office:value="0.7317073171" calcext:value-type="float">
            <text:p>0.731707317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5-Shap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8275862069" calcext:value-type="float">
            <text:p>0.8275862069</text:p>
          </table:table-cell>
          <table:table-cell table:style-name="ce2" office:value-type="float" office:value="1.598319" calcext:value-type="float">
            <text:p>1.598319</text:p>
          </table:table-cell>
          <table:table-cell table:style-name="ce2" office:value-type="float" office:value="0.4736842105" calcext:value-type="float">
            <text:p>0.473684210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5-Shape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3673469388" calcext:value-type="float">
            <text:p>0.3673469388</text:p>
          </table:table-cell>
          <table:table-cell table:style-name="ce2" office:value-type="float" office:value="0.253307" calcext:value-type="float">
            <text:p>0.253307</text:p>
          </table:table-cell>
          <table:table-cell table:style-name="ce2" office:value-type="float" office:value="0.6575342466" calcext:value-type="float">
            <text:p>0.657534246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5-Shap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2786885246" calcext:value-type="float">
            <text:p>0.2786885246</text:p>
          </table:table-cell>
          <table:table-cell table:style-name="ce2" office:value-type="float" office:value="0.65296" calcext:value-type="float">
            <text:p>0.65296</text:p>
          </table:table-cell>
          <table:table-cell table:style-name="ce2" office:value-type="float" office:value="0.512195122" calcext:value-type="float">
            <text:p>0.51219512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5-Shap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1875" calcext:value-type="float">
            <text:p>0.1875</text:p>
          </table:table-cell>
          <table:table-cell table:style-name="ce2" office:value-type="float" office:value="0.547149" calcext:value-type="float">
            <text:p>0.547149</text:p>
          </table:table-cell>
          <table:table-cell table:style-name="ce2" office:value-type="float" office:value="0.2222222222" calcext:value-type="float">
            <text:p>0.222222222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5-Shape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245283019" calcext:value-type="float">
            <text:p>0.9245283019</text:p>
          </table:table-cell>
          <table:table-cell table:style-name="ce2" office:value-type="float" office:value="0.034756" calcext:value-type="float">
            <text:p>0.034756</text:p>
          </table:table-cell>
          <table:table-cell table:style-name="ce2" office:value-type="float" office:value="0.9607843137" calcext:value-type="float">
            <text:p>0.960784313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5-Shap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5434782609" calcext:value-type="float">
            <text:p>0.5434782609</text:p>
          </table:table-cell>
          <table:table-cell table:style-name="ce2" office:value-type="float" office:value="2.590349" calcext:value-type="float">
            <text:p>2.590349</text:p>
          </table:table-cell>
          <table:table-cell table:style-name="ce2" office:value-type="float" office:value="0.7397260274" calcext:value-type="float">
            <text:p>0.739726027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5-Shap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1808510638" calcext:value-type="float">
            <text:p>0.1808510638</text:p>
          </table:table-cell>
          <table:table-cell table:style-name="ce2" office:value-type="float" office:value="5.09973" calcext:value-type="float">
            <text:p>5.09973</text:p>
          </table:table-cell>
          <table:table-cell table:style-name="ce2" office:value-type="float" office:value="0.3214285714" calcext:value-type="float">
            <text:p>0.321428571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6-MotionSmoothnes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5081967213" calcext:value-type="float">
            <text:p>0.5081967213</text:p>
          </table:table-cell>
          <table:table-cell table:style-name="ce2" office:value-type="float" office:value="0.232584" calcext:value-type="float">
            <text:p>0.232584</text:p>
          </table:table-cell>
          <table:table-cell table:style-name="ce2" office:value-type="float" office:value="0.03225806452" calcext:value-type="float">
            <text:p>0.0322580645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6-MotionSmoothnes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8333333333" calcext:value-type="float">
            <text:p>0.8333333333</text:p>
          </table:table-cell>
          <table:table-cell table:style-name="ce2" office:value-type="float" office:value="0.066667" calcext:value-type="float">
            <text:p>0.066667</text:p>
          </table:table-cell>
          <table:table-cell table:style-name="ce2" office:value-type="float" office:value="0.2857142857" calcext:value-type="float">
            <text:p>0.285714285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6-MotionSmoothnes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.241945" calcext:value-type="float">
            <text:p>16.24194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6-MotionSmoothnes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2307692308" calcext:value-type="float">
            <text:p>0.2307692308</text:p>
          </table:table-cell>
          <table:table-cell table:style-name="ce2" office:value-type="float" office:value="0.563881" calcext:value-type="float">
            <text:p>0.563881</text:p>
          </table:table-cell>
          <table:table-cell table:style-name="ce2"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6-MotionSmoothnes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089639" calcext:value-type="float">
            <text:p>0.089639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6-MotionSmoothnes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1111111111" calcext:value-type="float">
            <text:p>0.1111111111</text:p>
          </table:table-cell>
          <table:table-cell table:style-name="ce2" office:value-type="float" office:value="0.343868" calcext:value-type="float">
            <text:p>0.343868</text:p>
          </table:table-cell>
          <table:table-cell table:style-name="ce2" office:value-type="float" office:value="0.3636363636" calcext:value-type="float">
            <text:p>0.363636363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6-MotionSmoothnes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8461538462" calcext:value-type="float">
            <text:p>0.8461538462</text:p>
          </table:table-cell>
          <table:table-cell table:style-name="ce2" office:value-type="float" office:value="0.107169" calcext:value-type="float">
            <text:p>0.107169</text:p>
          </table:table-cell>
          <table:table-cell table:style-name="ce2" office:value-type="float" office:value="0.9166666667" calcext:value-type="float">
            <text:p>0.916666666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6-MotionSmoothnes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4705882353" calcext:value-type="float">
            <text:p>0.4705882353</text:p>
          </table:table-cell>
          <table:table-cell table:style-name="ce2" office:value-type="float" office:value="0.133232" calcext:value-type="float">
            <text:p>0.133232</text:p>
          </table:table-cell>
          <table:table-cell table:style-name="ce2" office:value-type="float" office:value="0.5531914894" calcext:value-type="float">
            <text:p>0.553191489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6-MotionSmoothnes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1428571429" calcext:value-type="float">
            <text:p>0.1428571429</text:p>
          </table:table-cell>
          <table:table-cell table:style-name="ce2" office:value-type="float" office:value="3.025793" calcext:value-type="float">
            <text:p>3.02579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6-MotionSmoothnes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1351351351" calcext:value-type="float">
            <text:p>0.1351351351</text:p>
          </table:table-cell>
          <table:table-cell table:style-name="ce2" office:value-type="float" office:value="0.699184" calcext:value-type="float">
            <text:p>0.699184</text:p>
          </table:table-cell>
          <table:table-cell table:style-name="ce2" office:value-type="float" office:value="0.5769230769" calcext:value-type="float">
            <text:p>0.576923076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6-MotionSmoothness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4615384615" calcext:value-type="float">
            <text:p>0.4615384615</text:p>
          </table:table-cell>
          <table:table-cell table:style-name="ce2" office:value-type="float" office:value="1.949864" calcext:value-type="float">
            <text:p>1.949864</text:p>
          </table:table-cell>
          <table:table-cell table:style-name="ce2" office:value-type="float" office:value="0.1428571429" calcext:value-type="float">
            <text:p>0.142857142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6-MotionSmoothnes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81739" calcext:value-type="float">
            <text:p>0.98173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6-MotionSmoothness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591836735" calcext:value-type="float">
            <text:p>0.9591836735</text:p>
          </table:table-cell>
          <table:table-cell table:style-name="ce2" office:value-type="float" office:value="4.612796" calcext:value-type="float">
            <text:p>4.612796</text:p>
          </table:table-cell>
          <table:table-cell table:style-name="ce2" office:value-type="float" office:value="0.7272727273" calcext:value-type="float">
            <text:p>0.727272727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6-MotionSmoothness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160846" calcext:value-type="float">
            <text:p>0.160846</text:p>
          </table:table-cell>
          <table:table-cell table:style-name="ce2" office:value-type="float" office:value="0.03921568627" calcext:value-type="float">
            <text:p>0.0392156862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6-MotionSmoothness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0.237353" calcext:value-type="float">
            <text:p>0.237353</text:p>
          </table:table-cell>
          <table:table-cell table:style-name="ce2" office:value-type="float" office:value="0.4848484848" calcext:value-type="float">
            <text:p>0.484848484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6-MotionSmoothness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756097561" calcext:value-type="float">
            <text:p>0.9756097561</text:p>
          </table:table-cell>
          <table:table-cell table:style-name="ce2" office:value-type="float" office:value="0.025311" calcext:value-type="float">
            <text:p>0.025311</text:p>
          </table:table-cell>
          <table:table-cell table:style-name="ce2" office:value-type="float" office:value="0.9620253165" calcext:value-type="float">
            <text:p>0.962025316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6-MotionSmoothness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35483871" calcext:value-type="float">
            <text:p>0.935483871</text:p>
          </table:table-cell>
          <table:table-cell table:style-name="ce2" office:value-type="float" office:value="0.044604" calcext:value-type="float">
            <text:p>0.04460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6-MotionSmoothness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0333333333" calcext:value-type="float">
            <text:p>0.0333333333</text:p>
          </table:table-cell>
          <table:table-cell table:style-name="ce2" office:value-type="float" office:value="2.651723" calcext:value-type="float">
            <text:p>2.651723</text:p>
          </table:table-cell>
          <table:table-cell table:style-name="ce2" office:value-type="float" office:value="0.3783783784" calcext:value-type="float">
            <text:p>0.378378378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6-MotionSmoothness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365079365" calcext:value-type="float">
            <text:p>0.9365079365</text:p>
          </table:table-cell>
          <table:table-cell table:style-name="ce2" office:value-type="float" office:value="0.028997" calcext:value-type="float">
            <text:p>0.028997</text:p>
          </table:table-cell>
          <table:table-cell table:style-name="ce2" office:value-type="float" office:value="0.5681818182" calcext:value-type="float">
            <text:p>0.568181818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6-MotionSmoothnes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64879" calcext:value-type="float">
            <text:p>0.16487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6-MotionSmoothness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6666666667" calcext:value-type="float">
            <text:p>0.6666666667</text:p>
          </table:table-cell>
          <table:table-cell table:style-name="ce2" office:value-type="float" office:value="0.014136" calcext:value-type="float">
            <text:p>0.014136</text:p>
          </table:table-cell>
          <table:table-cell table:style-name="ce2"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6-MotionSmoothnes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2083333333" calcext:value-type="float">
            <text:p>0.2083333333</text:p>
          </table:table-cell>
          <table:table-cell table:style-name="ce2" office:value-type="float" office:value="0.580101" calcext:value-type="float">
            <text:p>0.580101</text:p>
          </table:table-cell>
          <table:table-cell table:style-name="ce2" office:value-type="float" office:value="0.3448275862" calcext:value-type="float">
            <text:p>0.344827586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7-MotionCoheren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4871794872" calcext:value-type="float">
            <text:p>0.4871794872</text:p>
          </table:table-cell>
          <table:table-cell table:style-name="ce2" office:value-type="float" office:value="0.263296" calcext:value-type="float">
            <text:p>0.263296</text:p>
          </table:table-cell>
          <table:table-cell table:style-name="ce2" office:value-type="float" office:value="0.9736842105" calcext:value-type="float">
            <text:p>0.973684210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7-MotionCoherenc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119047619" calcext:value-type="float">
            <text:p>0.119047619</text:p>
          </table:table-cell>
          <table:table-cell table:style-name="ce2" office:value-type="float" office:value="0.043244" calcext:value-type="float">
            <text:p>0.043244</text:p>
          </table:table-cell>
          <table:table-cell table:style-name="ce2" office:value-type="float" office:value="0.04651162791" calcext:value-type="float">
            <text:p>0.0465116279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7-MotionCoherenc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5555555556" calcext:value-type="float">
            <text:p>0.5555555556</text:p>
          </table:table-cell>
          <table:table-cell table:style-name="ce2" office:value-type="float" office:value="0.043494" calcext:value-type="float">
            <text:p>0.043494</text:p>
          </table:table-cell>
          <table:table-cell table:style-name="ce2" office:value-type="float" office:value="0.05405405405" calcext:value-type="float">
            <text:p>0.0540540540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7-MotionCoherenc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4761904762" calcext:value-type="float">
            <text:p>0.4761904762</text:p>
          </table:table-cell>
          <table:table-cell table:style-name="ce2" office:value-type="float" office:value="0.159704" calcext:value-type="float">
            <text:p>0.15970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7-MotionCoherenc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0.020925" calcext:value-type="float">
            <text:p>0.020925</text:p>
          </table:table-cell>
          <table:table-cell table:style-name="ce2" office:value-type="float" office:value="0.2142857143" calcext:value-type="float">
            <text:p>0.214285714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7-MotionCoherenc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8965517241" calcext:value-type="float">
            <text:p>0.8965517241</text:p>
          </table:table-cell>
          <table:table-cell table:style-name="ce2" office:value-type="float" office:value="0.550394" calcext:value-type="float">
            <text:p>0.550394</text:p>
          </table:table-cell>
          <table:table-cell table:style-name="ce2" office:value-type="float" office:value="0.5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7-MotionCoherenc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525042" calcext:value-type="float">
            <text:p>3.525042</text:p>
          </table:table-cell>
          <table:table-cell table:style-name="ce2" office:value-type="float" office:value="0.6111111111" calcext:value-type="float">
            <text:p>0.611111111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7-MotionCoherence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8857142857" calcext:value-type="float">
            <text:p>0.8857142857</text:p>
          </table:table-cell>
          <table:table-cell table:style-name="ce2" office:value-type="float" office:value="0.102689" calcext:value-type="float">
            <text:p>0.10268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7-MotionCoherence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1836734694" calcext:value-type="float">
            <text:p>0.1836734694</text:p>
          </table:table-cell>
          <table:table-cell table:style-name="ce2" office:value-type="float" office:value="1.421293" calcext:value-type="float">
            <text:p>1.421293</text:p>
          </table:table-cell>
          <table:table-cell table:style-name="ce2" office:value-type="float" office:value="0.4193548387" calcext:value-type="float">
            <text:p>0.419354838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7-MotionCoherenc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6666666667" calcext:value-type="float">
            <text:p>0.6666666667</text:p>
          </table:table-cell>
          <table:table-cell table:style-name="ce2" office:value-type="float" office:value="0.072722" calcext:value-type="float">
            <text:p>0.072722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7-MotionCoherence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2608695652" calcext:value-type="float">
            <text:p>0.2608695652</text:p>
          </table:table-cell>
          <table:table-cell table:style-name="ce2" office:value-type="float" office:value="0.068343" calcext:value-type="float">
            <text:p>0.068343</text:p>
          </table:table-cell>
          <table:table-cell table:style-name="ce2" office:value-type="float" office:value="0.08333333333" calcext:value-type="float">
            <text:p>0.0833333333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7-MotionCoherenc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8032786885" calcext:value-type="float">
            <text:p>0.8032786885</text:p>
          </table:table-cell>
          <table:table-cell table:style-name="ce2" office:value-type="float" office:value="0.082818" calcext:value-type="float">
            <text:p>0.082818</text:p>
          </table:table-cell>
          <table:table-cell table:style-name="ce2" office:value-type="float" office:value="0.03225806452" calcext:value-type="float">
            <text:p>0.0322580645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8-Clutt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672131148" calcext:value-type="float">
            <text:p>0.9672131148</text:p>
          </table:table-cell>
          <table:table-cell table:style-name="ce2" office:value-type="float" office:value="0.169648" calcext:value-type="float">
            <text:p>0.169648</text:p>
          </table:table-cell>
          <table:table-cell table:style-name="ce2" office:value-type="float" office:value="0.9833333333" calcext:value-type="float">
            <text:p>0.983333333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8-Clutt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198118" calcext:value-type="float">
            <text:p>0.198118</text:p>
          </table:table-cell>
          <table:table-cell table:style-name="ce2" office:value-type="float" office:value="0.8888888889" calcext:value-type="float">
            <text:p>0.888888888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8-Clutt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347826087" calcext:value-type="float">
            <text:p>0.9347826087</text:p>
          </table:table-cell>
          <table:table-cell table:style-name="ce2" office:value-type="float" office:value="0.253808" calcext:value-type="float">
            <text:p>0.25380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8-Clutt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0.322868" calcext:value-type="float">
            <text:p>0.322868</text:p>
          </table:table-cell>
          <table:table-cell table:style-name="ce2" office:value-type="float" office:value="0.9743589744" calcext:value-type="float">
            <text:p>0.974358974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8-Clutte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8655462185" calcext:value-type="float">
            <text:p>0.8655462185</text:p>
          </table:table-cell>
          <table:table-cell table:style-name="ce2" office:value-type="float" office:value="0.290087" calcext:value-type="float">
            <text:p>0.290087</text:p>
          </table:table-cell>
          <table:table-cell table:style-name="ce2" office:value-type="float" office:value="0.9515418502" calcext:value-type="float">
            <text:p>0.951541850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8-Clutter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 office:value-type="float" office:value="0.064956" calcext:value-type="float">
            <text:p>0.064956</text:p>
          </table:table-cell>
          <table:table-cell table:style-name="ce2" office:value-type="float" office:value="0.4242424242" calcext:value-type="float">
            <text:p>0.424242424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8-Clutter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.834544" calcext:value-type="float">
            <text:p>4.834544</text:p>
          </table:table-cell>
          <table:table-cell table:style-name="ce2" office:value-type="float" office:value="0.1428571429" calcext:value-type="float">
            <text:p>0.142857142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8-Clutter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0967741935" calcext:value-type="float">
            <text:p>0.0967741935</text:p>
          </table:table-cell>
          <table:table-cell table:style-name="ce2" office:value-type="float" office:value="0.056322" calcext:value-type="float">
            <text:p>0.056322</text:p>
          </table:table-cell>
          <table:table-cell table:style-name="ce2" office:value-type="float" office:value="0.0625" calcext:value-type="float">
            <text:p>0.062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8-Clutter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 office:value-type="float" office:value="0.089485" calcext:value-type="float">
            <text:p>0.089485</text:p>
          </table:table-cell>
          <table:table-cell table:style-name="ce2" office:value-type="float" office:value="0.1666666667" calcext:value-type="float">
            <text:p>0.166666666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8-Clutter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3522727273" calcext:value-type="float">
            <text:p>0.3522727273</text:p>
          </table:table-cell>
          <table:table-cell table:style-name="ce2" office:value-type="float" office:value="0.272191" calcext:value-type="float">
            <text:p>0.272191</text:p>
          </table:table-cell>
          <table:table-cell table:style-name="ce2" office:value-type="float" office:value="0.8717948718" calcext:value-type="float">
            <text:p>0.871794871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8-Clutter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615384615" calcext:value-type="float">
            <text:p>0.9615384615</text:p>
          </table:table-cell>
          <table:table-cell table:style-name="ce2" office:value-type="float" office:value="0.092454" calcext:value-type="float">
            <text:p>0.092454</text:p>
          </table:table-cell>
          <table:table-cell table:style-name="ce2" office:value-type="float" office:value="0.2666666667" calcext:value-type="float">
            <text:p>0.266666666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8-Clutter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74382" calcext:value-type="float">
            <text:p>0.374382</text:p>
          </table:table-cell>
          <table:table-cell table:style-name="ce2" office:value-type="float" office:value="0.9142857143" calcext:value-type="float">
            <text:p>0.914285714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8-Clutter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86164" calcext:value-type="float">
            <text:p>0.28616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8-Clutter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666666667" calcext:value-type="float">
            <text:p>0.9666666667</text:p>
          </table:table-cell>
          <table:table-cell table:style-name="ce2" office:value-type="float" office:value="0.07319" calcext:value-type="float">
            <text:p>0.07319</text:p>
          </table:table-cell>
          <table:table-cell table:style-name="ce2" office:value-type="float" office:value="0.06451612903" calcext:value-type="float">
            <text:p>0.0645161290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8-Clutter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8852459016" calcext:value-type="float">
            <text:p>0.8852459016</text:p>
          </table:table-cell>
          <table:table-cell table:style-name="ce2" office:value-type="float" office:value="0.073452" calcext:value-type="float">
            <text:p>0.073452</text:p>
          </table:table-cell>
          <table:table-cell table:style-name="ce2" office:value-type="float" office:value="0.3055555556" calcext:value-type="float">
            <text:p>0.305555555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0555555556" calcext:value-type="float">
            <text:p>0.0555555556</text:p>
          </table:table-cell>
          <table:table-cell table:style-name="ce2" office:value-type="float" office:value="3.02178" calcext:value-type="float">
            <text:p>3.02178</text:p>
          </table:table-cell>
          <table:table-cell table:style-name="ce2" office:value-type="float" office:value="0.1052631579" calcext:value-type="float">
            <text:p>0.105263157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743589744" calcext:value-type="float">
            <text:p>0.9743589744</text:p>
          </table:table-cell>
          <table:table-cell table:style-name="ce2" office:value-type="float" office:value="0.246746" calcext:value-type="float">
            <text:p>0.24674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8235294118" calcext:value-type="float">
            <text:p>0.8235294118</text:p>
          </table:table-cell>
          <table:table-cell table:style-name="ce2" office:value-type="float" office:value="0.203231" calcext:value-type="float">
            <text:p>0.20323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1176470588" calcext:value-type="float">
            <text:p>0.1176470588</text:p>
          </table:table-cell>
          <table:table-cell table:style-name="ce2" office:value-type="float" office:value="0.032514" calcext:value-type="float">
            <text:p>0.032514</text:p>
          </table:table-cell>
          <table:table-cell table:style-name="ce2" office:value-type="float" office:value="0.5633802817" calcext:value-type="float">
            <text:p>0.563380281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99637" calcext:value-type="float">
            <text:p>0.29963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4736842105" calcext:value-type="float">
            <text:p>0.4736842105</text:p>
          </table:table-cell>
          <table:table-cell table:style-name="ce2" office:value-type="float" office:value="8.507281" calcext:value-type="float">
            <text:p>8.507281</text:p>
          </table:table-cell>
          <table:table-cell table:style-name="ce2" office:value-type="float" office:value="0.7741935484" calcext:value-type="float">
            <text:p>0.774193548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7368421053" calcext:value-type="float">
            <text:p>0.7368421053</text:p>
          </table:table-cell>
          <table:table-cell table:style-name="ce2" office:value-type="float" office:value="0.784753" calcext:value-type="float">
            <text:p>0.784753</text:p>
          </table:table-cell>
          <table:table-cell table:style-name="ce2" office:value-type="float" office:value="0.9142857143" calcext:value-type="float">
            <text:p>0.914285714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050932" calcext:value-type="float">
            <text:p>0.05093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62962963" calcext:value-type="float">
            <text:p>0.962962963</text:p>
          </table:table-cell>
          <table:table-cell table:style-name="ce2" office:value-type="float" office:value="0.754664" calcext:value-type="float">
            <text:p>0.75466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047619048" calcext:value-type="float">
            <text:p>0.9047619048</text:p>
          </table:table-cell>
          <table:table-cell table:style-name="ce2" office:value-type="float" office:value="0.89496" calcext:value-type="float">
            <text:p>0.8949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044689" calcext:value-type="float">
            <text:p>2.04468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11253" calcext:value-type="float">
            <text:p>0.91125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1111111111" calcext:value-type="float">
            <text:p>0.1111111111</text:p>
          </table:table-cell>
          <table:table-cell table:style-name="ce2" office:value-type="float" office:value="0.031907" calcext:value-type="float">
            <text:p>0.031907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0769230769" calcext:value-type="float">
            <text:p>0.0769230769</text:p>
          </table:table-cell>
          <table:table-cell table:style-name="ce2" office:value-type="float" office:value="0.211262" calcext:value-type="float">
            <text:p>0.211262</text:p>
          </table:table-cell>
          <table:table-cell table:style-name="ce2" office:value-type="float" office:value="0.1428571429" calcext:value-type="float">
            <text:p>0.142857142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0833333333" calcext:value-type="float">
            <text:p>0.0833333333</text:p>
          </table:table-cell>
          <table:table-cell table:style-name="ce2" office:value-type="float" office:value="4.844658" calcext:value-type="float">
            <text:p>4.844658</text:p>
          </table:table-cell>
          <table:table-cell table:style-name="ce2" office:value-type="float" office:value="0.3448275862" calcext:value-type="float">
            <text:p>0.344827586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1794871795" calcext:value-type="float">
            <text:p>0.1794871795</text:p>
          </table:table-cell>
          <table:table-cell table:style-name="ce2" office:value-type="float" office:value="0.159519" calcext:value-type="float">
            <text:p>0.159519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72972973" calcext:value-type="float">
            <text:p>0.972972973</text:p>
          </table:table-cell>
          <table:table-cell table:style-name="ce2" office:value-type="float" office:value="0.197551" calcext:value-type="float">
            <text:p>0.197551</text:p>
          </table:table-cell>
          <table:table-cell table:style-name="ce2" office:value-type="float" office:value="0.9722222222" calcext:value-type="float">
            <text:p>0.972222222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0588235294" calcext:value-type="float">
            <text:p>0.0588235294</text:p>
          </table:table-cell>
          <table:table-cell table:style-name="ce2" office:value-type="float" office:value="0.065127" calcext:value-type="float">
            <text:p>0.065127</text:p>
          </table:table-cell>
          <table:table-cell table:style-name="ce2" office:value-type="float" office:value="0.1111111111" calcext:value-type="float">
            <text:p>0.111111111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069077" calcext:value-type="float">
            <text:p>0.069077</text:p>
          </table:table-cell>
          <table:table-cell table:style-name="ce2" office:value-type="float" office:value="0.1818181818" calcext:value-type="float">
            <text:p>0.181818181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83626" calcext:value-type="float">
            <text:p>0.183626</text:p>
          </table:table-cell>
          <table:table-cell table:style-name="ce2" office:value-type="float" office:value="0.3103448276" calcext:value-type="float">
            <text:p>0.310344827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77461" calcext:value-type="float">
            <text:p>0.177461</text:p>
          </table:table-cell>
          <table:table-cell table:style-name="ce2" office:value-type="float" office:value="0.6593406593" calcext:value-type="float">
            <text:p>0.659340659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3770491803" calcext:value-type="float">
            <text:p>0.3770491803</text:p>
          </table:table-cell>
          <table:table-cell table:style-name="ce2" office:value-type="float" office:value="0.190298" calcext:value-type="float">
            <text:p>0.190298</text:p>
          </table:table-cell>
          <table:table-cell table:style-name="ce2" office:value-type="float" office:value="0.5813953488" calcext:value-type="float">
            <text:p>0.581395348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8979591837" calcext:value-type="float">
            <text:p>0.8979591837</text:p>
          </table:table-cell>
          <table:table-cell table:style-name="ce2" office:value-type="float" office:value="0.556665" calcext:value-type="float">
            <text:p>0.55666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027662" calcext:value-type="float">
            <text:p>0.027662</text:p>
          </table:table-cell>
          <table:table-cell table:style-name="ce2" office:value-type="float" office:value="0.6086956522" calcext:value-type="float">
            <text:p>0.608695652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1428571429" calcext:value-type="float">
            <text:p>0.1428571429</text:p>
          </table:table-cell>
          <table:table-cell table:style-name="ce2" office:value-type="float" office:value="0.056479" calcext:value-type="float">
            <text:p>0.056479</text:p>
          </table:table-cell>
          <table:table-cell table:style-name="ce2" office:value-type="float" office:value="0.8648648649" calcext:value-type="float">
            <text:p>0.864864864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030192" calcext:value-type="float">
            <text:p>0.030192</text:p>
          </table:table-cell>
          <table:table-cell table:style-name="ce2" office:value-type="float" office:value="0.5714285714" calcext:value-type="float">
            <text:p>0.571428571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78952" calcext:value-type="float">
            <text:p>0.47895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852941176" calcext:value-type="float">
            <text:p>0.9852941176</text:p>
          </table:table-cell>
          <table:table-cell table:style-name="ce2" office:value-type="float" office:value="0.127719" calcext:value-type="float">
            <text:p>0.127719</text:p>
          </table:table-cell>
          <table:table-cell table:style-name="ce2" office:value-type="float" office:value="0.9925925926" calcext:value-type="float">
            <text:p>0.992592592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7777777778" calcext:value-type="float">
            <text:p>0.7777777778</text:p>
          </table:table-cell>
          <table:table-cell table:style-name="ce2" office:value-type="float" office:value="0.91508" calcext:value-type="float">
            <text:p>0.91508</text:p>
          </table:table-cell>
          <table:table-cell table:style-name="ce2" office:value-type="float" office:value="0.8387096774" calcext:value-type="float">
            <text:p>0.838709677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425" calcext:value-type="float">
            <text:p>0.425</text:p>
          </table:table-cell>
          <table:table-cell table:style-name="ce2" office:value-type="float" office:value="0.448859" calcext:value-type="float">
            <text:p>0.448859</text:p>
          </table:table-cell>
          <table:table-cell table:style-name="ce2" office:value-type="float" office:value="0.7878787879" calcext:value-type="float">
            <text:p>0.787878787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86404" calcext:value-type="float">
            <text:p>0.586404</text:p>
          </table:table-cell>
          <table:table-cell table:style-name="ce2" office:value-type="float" office:value="0.08695652174" calcext:value-type="float">
            <text:p>0.0869565217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3902439024" calcext:value-type="float">
            <text:p>0.3902439024</text:p>
          </table:table-cell>
          <table:table-cell table:style-name="ce2" office:value-type="float" office:value="0.094813" calcext:value-type="float">
            <text:p>0.094813</text:p>
          </table:table-cell>
          <table:table-cell table:style-name="ce2" office:value-type="float" office:value="0.5614035088" calcext:value-type="float">
            <text:p>0.561403508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534883721" calcext:value-type="float">
            <text:p>0.9534883721</text:p>
          </table:table-cell>
          <table:table-cell table:style-name="ce2" office:value-type="float" office:value="0.085756" calcext:value-type="float">
            <text:p>0.085756</text:p>
          </table:table-cell>
          <table:table-cell table:style-name="ce2" office:value-type="float" office:value="0.04545454545" calcext:value-type="float">
            <text:p>0.0454545454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0.231551" calcext:value-type="float">
            <text:p>0.23155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40029" calcext:value-type="float">
            <text:p>0.24002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2105263158" calcext:value-type="float">
            <text:p>0.2105263158</text:p>
          </table:table-cell>
          <table:table-cell table:style-name="ce2" office:value-type="float" office:value="0.135781" calcext:value-type="float">
            <text:p>0.135781</text:p>
          </table:table-cell>
          <table:table-cell table:style-name="ce2" office:value-type="float" office:value="0.8125" calcext:value-type="float">
            <text:p>0.812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9-Confusion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253164557" calcext:value-type="float">
            <text:p>0.253164557</text:p>
          </table:table-cell>
          <table:table-cell table:style-name="ce2" office:value-type="float" office:value="0.744686" calcext:value-type="float">
            <text:p>0.744686</text:p>
          </table:table-cell>
          <table:table-cell table:style-name="ce2" office:value-type="float" office:value="0.3541666667" calcext:value-type="float">
            <text:p>0.354166666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0-LowContra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295774648" calcext:value-type="float">
            <text:p>0.9295774648</text:p>
          </table:table-cell>
          <table:table-cell table:style-name="ce2" office:value-type="float" office:value="0.242479" calcext:value-type="float">
            <text:p>0.242479</text:p>
          </table:table-cell>
          <table:table-cell table:style-name="ce2" office:value-type="float" office:value="0.9160305344" calcext:value-type="float">
            <text:p>0.916030534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0-LowContras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54267" calcext:value-type="float">
            <text:p>0.254267</text:p>
          </table:table-cell>
          <table:table-cell table:style-name="ce2" office:value-type="float" office:value="0.8666666667" calcext:value-type="float">
            <text:p>0.866666666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0-LowContra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0.385765" calcext:value-type="float">
            <text:p>0.385765</text:p>
          </table:table-cell>
          <table:table-cell table:style-name="ce2" office:value-type="float" office:value="0.9333333333" calcext:value-type="float">
            <text:p>0.933333333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0-LowContras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0.246704" calcext:value-type="float">
            <text:p>0.246704</text:p>
          </table:table-cell>
          <table:table-cell table:style-name="ce2" office:value-type="float" office:value="0.6111111111" calcext:value-type="float">
            <text:p>0.611111111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0-LowContras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58631" calcext:value-type="float">
            <text:p>1.55863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0-LowContrast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83083" calcext:value-type="float">
            <text:p>0.18308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0-LowContrast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7826086957" calcext:value-type="float">
            <text:p>0.7826086957</text:p>
          </table:table-cell>
          <table:table-cell table:style-name="ce2" office:value-type="float" office:value="0.16783" calcext:value-type="float">
            <text:p>0.1678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0-LowContras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84375" calcext:value-type="float">
            <text:p>0.984375</text:p>
          </table:table-cell>
          <table:table-cell table:style-name="ce2" office:value-type="float" office:value="0.232732" calcext:value-type="float">
            <text:p>0.232732</text:p>
          </table:table-cell>
          <table:table-cell table:style-name="ce2" office:value-type="float" office:value="0.8256880734" calcext:value-type="float">
            <text:p>0.825688073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0-LowContras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5517241379" calcext:value-type="float">
            <text:p>0.5517241379</text:p>
          </table:table-cell>
          <table:table-cell table:style-name="ce2" office:value-type="float" office:value="0.183704" calcext:value-type="float">
            <text:p>0.183704</text:p>
          </table:table-cell>
          <table:table-cell table:style-name="ce2" office:value-type="float" office:value="0.7916666667" calcext:value-type="float">
            <text:p>0.791666666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0-LowContrast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285714286" calcext:value-type="float">
            <text:p>0.9285714286</text:p>
          </table:table-cell>
          <table:table-cell table:style-name="ce2" office:value-type="float" office:value="1.798053" calcext:value-type="float">
            <text:p>1.798053</text:p>
          </table:table-cell>
          <table:table-cell table:style-name="ce2" office:value-type="float" office:value="0.962962963" calcext:value-type="float">
            <text:p>0.96296296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0-LowContrast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8909090909" calcext:value-type="float">
            <text:p>0.8909090909</text:p>
          </table:table-cell>
          <table:table-cell table:style-name="ce2" office:value-type="float" office:value="0.18277" calcext:value-type="float">
            <text:p>0.18277</text:p>
          </table:table-cell>
          <table:table-cell table:style-name="ce2" office:value-type="float" office:value="0.28125" calcext:value-type="float">
            <text:p>0.2812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0-LowContrast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7272727273" calcext:value-type="float">
            <text:p>0.7272727273</text:p>
          </table:table-cell>
          <table:table-cell table:style-name="ce2" office:value-type="float" office:value="6.573277" calcext:value-type="float">
            <text:p>6.573277</text:p>
          </table:table-cell>
          <table:table-cell table:style-name="ce2" office:value-type="float" office:value="0.8421052632" calcext:value-type="float">
            <text:p>0.842105263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0-LowContrast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7466666667" calcext:value-type="float">
            <text:p>0.7466666667</text:p>
          </table:table-cell>
          <table:table-cell table:style-name="ce2" office:value-type="float" office:value="2.642664" calcext:value-type="float">
            <text:p>2.642664</text:p>
          </table:table-cell>
          <table:table-cell table:style-name="ce2" office:value-type="float" office:value="0.7704918033" calcext:value-type="float">
            <text:p>0.770491803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0-LowContrast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0103092784" calcext:value-type="float">
            <text:p>0.0103092784</text:p>
          </table:table-cell>
          <table:table-cell table:style-name="ce2" office:value-type="float" office:value="1.128808" calcext:value-type="float">
            <text:p>1.128808</text:p>
          </table:table-cell>
          <table:table-cell table:style-name="ce2" office:value-type="float" office:value="0.02040816327" calcext:value-type="float">
            <text:p>0.0204081632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0-LowContrast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290228" calcext:value-type="float">
            <text:p>1.290228</text:p>
          </table:table-cell>
          <table:table-cell table:style-name="ce2" office:value-type="float" office:value="0.7857142857" calcext:value-type="float">
            <text:p>0.785714285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0-LowContras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8333333333" calcext:value-type="float">
            <text:p>0.8333333333</text:p>
          </table:table-cell>
          <table:table-cell table:style-name="ce2" office:value-type="float" office:value="0.265579" calcext:value-type="float">
            <text:p>0.265579</text:p>
          </table:table-cell>
          <table:table-cell table:style-name="ce2" office:value-type="float" office:value="0.04081632653" calcext:value-type="float">
            <text:p>0.0408163265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0-LowContrast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591836735" calcext:value-type="float">
            <text:p>0.9591836735</text:p>
          </table:table-cell>
          <table:table-cell table:style-name="ce2" office:value-type="float" office:value="0.27283" calcext:value-type="float">
            <text:p>0.27283</text:p>
          </table:table-cell>
          <table:table-cell table:style-name="ce2" office:value-type="float" office:value="0.1851851852" calcext:value-type="float">
            <text:p>0.185185185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0-LowContrast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2095238095" calcext:value-type="float">
            <text:p>0.2095238095</text:p>
          </table:table-cell>
          <table:table-cell table:style-name="ce2" office:value-type="float" office:value="0.32383" calcext:value-type="float">
            <text:p>0.32383</text:p>
          </table:table-cell>
          <table:table-cell table:style-name="ce2" office:value-type="float" office:value="0.09090909091" calcext:value-type="float">
            <text:p>0.0909090909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0-LowContrast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4545454545" calcext:value-type="float">
            <text:p>0.4545454545</text:p>
          </table:table-cell>
          <table:table-cell table:style-name="ce2" office:value-type="float" office:value="0.214566" calcext:value-type="float">
            <text:p>0.214566</text:p>
          </table:table-cell>
          <table:table-cell table:style-name="ce2" office:value-type="float" office:value="0.2162162162" calcext:value-type="float">
            <text:p>0.216216216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0-LowContrast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5405405405" calcext:value-type="float">
            <text:p>0.5405405405</text:p>
          </table:table-cell>
          <table:table-cell table:style-name="ce2" office:value-type="float" office:value="0.294229" calcext:value-type="float">
            <text:p>0.294229</text:p>
          </table:table-cell>
          <table:table-cell table:style-name="ce2" office:value-type="float" office:value="0.4897959184" calcext:value-type="float">
            <text:p>0.489795918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0-LowContrast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444444444" calcext:value-type="float">
            <text:p>0.9444444444</text:p>
          </table:table-cell>
          <table:table-cell table:style-name="ce2" office:value-type="float" office:value="0.47081" calcext:value-type="float">
            <text:p>0.4708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0-LowContrast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718309859" calcext:value-type="float">
            <text:p>0.9718309859</text:p>
          </table:table-cell>
          <table:table-cell table:style-name="ce2" office:value-type="float" office:value="0.232201" calcext:value-type="float">
            <text:p>0.232201</text:p>
          </table:table-cell>
          <table:table-cell table:style-name="ce2" office:value-type="float" office:value="0.6851851852" calcext:value-type="float">
            <text:p>0.685185185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0-LowContrast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1428571429" calcext:value-type="float">
            <text:p>0.1428571429</text:p>
          </table:table-cell>
          <table:table-cell table:style-name="ce2" office:value-type="float" office:value="6.678185" calcext:value-type="float">
            <text:p>6.678185</text:p>
          </table:table-cell>
          <table:table-cell table:style-name="ce2" office:value-type="float" office:value="0.9230769231" calcext:value-type="float">
            <text:p>0.923076923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-Occlus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7435897436" calcext:value-type="float">
            <text:p>0.7435897436</text:p>
          </table:table-cell>
          <table:table-cell table:style-name="ce2" office:value-type="float" office:value="0.915746" calcext:value-type="float">
            <text:p>0.915746</text:p>
          </table:table-cell>
          <table:table-cell table:style-name="ce2" office:value-type="float" office:value="0.44" calcext:value-type="float">
            <text:p>0.4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-Occlusio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0833333333" calcext:value-type="float">
            <text:p>0.0833333333</text:p>
          </table:table-cell>
          <table:table-cell table:style-name="ce2" office:value-type="float" office:value="0.207248" calcext:value-type="float">
            <text:p>0.207248</text:p>
          </table:table-cell>
          <table:table-cell table:style-name="ce2" office:value-type="float" office:value="0.1538461538" calcext:value-type="float">
            <text:p>0.153846153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-Occlusi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0416666667" calcext:value-type="float">
            <text:p>0.0416666667</text:p>
          </table:table-cell>
          <table:table-cell table:style-name="ce2" office:value-type="float" office:value="0.772167" calcext:value-type="float">
            <text:p>0.772167</text:p>
          </table:table-cell>
          <table:table-cell table:style-name="ce2" office:value-type="float" office:value="0.2857142857" calcext:value-type="float">
            <text:p>0.285714285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-Occlusio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1724137931" calcext:value-type="float">
            <text:p>0.1724137931</text:p>
          </table:table-cell>
          <table:table-cell table:style-name="ce2" office:value-type="float" office:value="0.460679" calcext:value-type="float">
            <text:p>0.460679</text:p>
          </table:table-cell>
          <table:table-cell table:style-name="ce2" office:value-type="float" office:value="0.4324324324" calcext:value-type="float">
            <text:p>0.432432432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-Occlusio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3043478261" calcext:value-type="float">
            <text:p>0.3043478261</text:p>
          </table:table-cell>
          <table:table-cell table:style-name="ce2" office:value-type="float" office:value="1.205779" calcext:value-type="float">
            <text:p>1.205779</text:p>
          </table:table-cell>
          <table:table-cell table:style-name="ce2" office:value-type="float" office:value="0.7894736842" calcext:value-type="float">
            <text:p>0.789473684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-Occlusio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8823529412" calcext:value-type="float">
            <text:p>0.8823529412</text:p>
          </table:table-cell>
          <table:table-cell table:style-name="ce2" office:value-type="float" office:value="0.994787" calcext:value-type="float">
            <text:p>0.994787</text:p>
          </table:table-cell>
          <table:table-cell table:style-name="ce2" office:value-type="float" office:value="0.1111111111" calcext:value-type="float">
            <text:p>0.111111111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-Occlusio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0446428571" calcext:value-type="float">
            <text:p>0.0446428571</text:p>
          </table:table-cell>
          <table:table-cell table:style-name="ce2" office:value-type="float" office:value="0.699899" calcext:value-type="float">
            <text:p>0.699899</text:p>
          </table:table-cell>
          <table:table-cell table:style-name="ce2" office:value-type="float" office:value="0.06896551724" calcext:value-type="float">
            <text:p>0.0689655172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-Occlusion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1818181818" calcext:value-type="float">
            <text:p>0.1818181818</text:p>
          </table:table-cell>
          <table:table-cell table:style-name="ce2" office:value-type="float" office:value="0.202845" calcext:value-type="float">
            <text:p>0.202845</text:p>
          </table:table-cell>
          <table:table-cell table:style-name="ce2" office:value-type="float" office:value="0.24" calcext:value-type="float">
            <text:p>0.2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-Occlusion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39926" calcext:value-type="float">
            <text:p>0.239926</text:p>
          </table:table-cell>
          <table:table-cell table:style-name="ce2" office:value-type="float" office:value="0.4444444444" calcext:value-type="float">
            <text:p>0.444444444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-Occlusio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8895" calcext:value-type="float">
            <text:p>0.08895</text:p>
          </table:table-cell>
          <table:table-cell table:style-name="ce2" office:value-type="float" office:value="0.7317073171" calcext:value-type="float">
            <text:p>0.731707317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-Occlusion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7894736842" calcext:value-type="float">
            <text:p>0.7894736842</text:p>
          </table:table-cell>
          <table:table-cell table:style-name="ce2" office:value-type="float" office:value="5.158674" calcext:value-type="float">
            <text:p>5.158674</text:p>
          </table:table-cell>
          <table:table-cell table:style-name="ce2" office:value-type="float" office:value="0.6588235294" calcext:value-type="float">
            <text:p>0.658823529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-Occlusion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 office:value-type="float" office:value="0.161641" calcext:value-type="float">
            <text:p>0.161641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-Occlusion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8367346939" calcext:value-type="float">
            <text:p>0.8367346939</text:p>
          </table:table-cell>
          <table:table-cell table:style-name="ce2" office:value-type="float" office:value="0.760138" calcext:value-type="float">
            <text:p>0.76013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-Occlusion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6545454545" calcext:value-type="float">
            <text:p>0.6545454545</text:p>
          </table:table-cell>
          <table:table-cell table:style-name="ce2" office:value-type="float" office:value="1.028592" calcext:value-type="float">
            <text:p>1.028592</text:p>
          </table:table-cell>
          <table:table-cell table:style-name="ce2" office:value-type="float" office:value="0.4931506849" calcext:value-type="float">
            <text:p>0.493150684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-Occlusion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035163" calcext:value-type="float">
            <text:p>1.03516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-Occlusion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2142857143" calcext:value-type="float">
            <text:p>0.2142857143</text:p>
          </table:table-cell>
          <table:table-cell table:style-name="ce2" office:value-type="float" office:value="18.272423" calcext:value-type="float">
            <text:p>18.272423</text:p>
          </table:table-cell>
          <table:table-cell table:style-name="ce2" office:value-type="float" office:value="0.3529411765" calcext:value-type="float">
            <text:p>0.352941176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-Occlusion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072017" calcext:value-type="float">
            <text:p>1.072017</text:p>
          </table:table-cell>
          <table:table-cell table:style-name="ce2" office:value-type="float" office:value="0.1428571429" calcext:value-type="float">
            <text:p>0.142857142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-Occlusion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2407407407" calcext:value-type="float">
            <text:p>0.2407407407</text:p>
          </table:table-cell>
          <table:table-cell table:style-name="ce2" office:value-type="float" office:value="5.563723" calcext:value-type="float">
            <text:p>5.563723</text:p>
          </table:table-cell>
          <table:table-cell table:style-name="ce2" office:value-type="float" office:value="0.3880597015" calcext:value-type="float">
            <text:p>0.388059701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-Occlusion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2068965517" calcext:value-type="float">
            <text:p>0.2068965517</text:p>
          </table:table-cell>
          <table:table-cell table:style-name="ce2" office:value-type="float" office:value="0.728165" calcext:value-type="float">
            <text:p>0.728165</text:p>
          </table:table-cell>
          <table:table-cell table:style-name="ce2" office:value-type="float" office:value="0.5128205128" calcext:value-type="float">
            <text:p>0.512820512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-Occlusion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025775" calcext:value-type="float">
            <text:p>0.025775</text:p>
          </table:table-cell>
          <table:table-cell table:style-name="ce2" office:value-type="float" office:value="0.8888888889" calcext:value-type="float">
            <text:p>0.888888888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-Occlusion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7407407407" calcext:value-type="float">
            <text:p>0.7407407407</text:p>
          </table:table-cell>
          <table:table-cell table:style-name="ce2" office:value-type="float" office:value="9.406902" calcext:value-type="float">
            <text:p>9.406902</text:p>
          </table:table-cell>
          <table:table-cell table:style-name="ce2"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-Occlusion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4166666667" calcext:value-type="float">
            <text:p>0.4166666667</text:p>
          </table:table-cell>
          <table:table-cell table:style-name="ce2" office:value-type="float" office:value="1.803772" calcext:value-type="float">
            <text:p>1.803772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-Occlusion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032496" calcext:value-type="float">
            <text:p>1.032496</text:p>
          </table:table-cell>
          <table:table-cell table:style-name="ce2" office:value-type="float" office:value="0.8571428571" calcext:value-type="float">
            <text:p>0.857142857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-Occlusion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31377" calcext:value-type="float">
            <text:p>0.031377</text:p>
          </table:table-cell>
          <table:table-cell table:style-name="ce2" office:value-type="float" office:value="0.8446601942" calcext:value-type="float">
            <text:p>0.844660194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-Occlusio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8709677419" calcext:value-type="float">
            <text:p>0.8709677419</text:p>
          </table:table-cell>
          <table:table-cell table:style-name="ce2" office:value-type="float" office:value="0.024615" calcext:value-type="float">
            <text:p>0.024615</text:p>
          </table:table-cell>
          <table:table-cell table:style-name="ce2" office:value-type="float" office:value="0.9347079038" calcext:value-type="float">
            <text:p>0.934707903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-Occlusion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5555555556" calcext:value-type="float">
            <text:p>0.5555555556</text:p>
          </table:table-cell>
          <table:table-cell table:style-name="ce2" office:value-type="float" office:value="0.107361" calcext:value-type="float">
            <text:p>0.10736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-Occlusion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11141" calcext:value-type="float">
            <text:p>0.111141</text:p>
          </table:table-cell>
          <table:table-cell table:style-name="ce2" office:value-type="float" office:value="0.4444444444" calcext:value-type="float">
            <text:p>0.444444444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-Occlusion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0.116238" calcext:value-type="float">
            <text:p>0.116238</text:p>
          </table:table-cell>
          <table:table-cell table:style-name="ce2" office:value-type="float" office:value="0.2608695652" calcext:value-type="float">
            <text:p>0.260869565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-Occlusion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360951" calcext:value-type="float">
            <text:p>0.360951</text:p>
          </table:table-cell>
          <table:table-cell table:style-name="ce2" office:value-type="float" office:value="0.09523809524" calcext:value-type="float">
            <text:p>0.0952380952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-Occlusion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6744186047" calcext:value-type="float">
            <text:p>0.6744186047</text:p>
          </table:table-cell>
          <table:table-cell table:style-name="ce2" office:value-type="float" office:value="0.478865" calcext:value-type="float">
            <text:p>0.47886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-Occlusion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6363636364" calcext:value-type="float">
            <text:p>0.6363636364</text:p>
          </table:table-cell>
          <table:table-cell table:style-name="ce2" office:value-type="float" office:value="0.592504" calcext:value-type="float">
            <text:p>0.592504</text:p>
          </table:table-cell>
          <table:table-cell table:style-name="ce2" office:value-type="float" office:value="0.7058823529" calcext:value-type="float">
            <text:p>0.705882352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-Occlusion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8333333333" calcext:value-type="float">
            <text:p>0.8333333333</text:p>
          </table:table-cell>
          <table:table-cell table:style-name="ce2" office:value-type="float" office:value="0.110145" calcext:value-type="float">
            <text:p>0.110145</text:p>
          </table:table-cell>
          <table:table-cell table:style-name="ce2" office:value-type="float" office:value="0.7142857143" calcext:value-type="float">
            <text:p>0.714285714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-Occlusion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4375" calcext:value-type="float">
            <text:p>0.4375</text:p>
          </table:table-cell>
          <table:table-cell table:style-name="ce2" office:value-type="float" office:value="0.067611" calcext:value-type="float">
            <text:p>0.067611</text:p>
          </table:table-cell>
          <table:table-cell table:style-name="ce2" office:value-type="float" office:value="0.2222222222" calcext:value-type="float">
            <text:p>0.222222222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-Occlusion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2994652406" calcext:value-type="float">
            <text:p>0.2994652406</text:p>
          </table:table-cell>
          <table:table-cell table:style-name="ce2" office:value-type="float" office:value="0.124696" calcext:value-type="float">
            <text:p>0.124696</text:p>
          </table:table-cell>
          <table:table-cell table:style-name="ce2" office:value-type="float" office:value="0.3362831858" calcext:value-type="float">
            <text:p>0.336283185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2-MovingCamer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8661417323" calcext:value-type="float">
            <text:p>0.8661417323</text:p>
          </table:table-cell>
          <table:table-cell table:style-name="ce2" office:value-type="float" office:value="1.482908" calcext:value-type="float">
            <text:p>1.482908</text:p>
          </table:table-cell>
          <table:table-cell table:style-name="ce2" office:value-type="float" office:value="0.2837837838" calcext:value-type="float">
            <text:p>0.283783783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2-MovingCame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0833333333" calcext:value-type="float">
            <text:p>0.0833333333</text:p>
          </table:table-cell>
          <table:table-cell table:style-name="ce2" office:value-type="float" office:value="6.659474" calcext:value-type="float">
            <text:p>6.659474</text:p>
          </table:table-cell>
          <table:table-cell table:style-name="ce2" office:value-type="float" office:value="0.5454545455" calcext:value-type="float">
            <text:p>0.545454545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2-MovingCamer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3018867925" calcext:value-type="float">
            <text:p>0.3018867925</text:p>
          </table:table-cell>
          <table:table-cell table:style-name="ce2" office:value-type="float" office:value="0.231884" calcext:value-type="float">
            <text:p>0.231884</text:p>
          </table:table-cell>
          <table:table-cell table:style-name="ce2" office:value-type="float" office:value="0.1403508772" calcext:value-type="float">
            <text:p>0.140350877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2-MovingCamer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3417721519" calcext:value-type="float">
            <text:p>0.3417721519</text:p>
          </table:table-cell>
          <table:table-cell table:style-name="ce2" office:value-type="float" office:value="0.19162" calcext:value-type="float">
            <text:p>0.19162</text:p>
          </table:table-cell>
          <table:table-cell table:style-name="ce2" office:value-type="float" office:value="0.3010752688" calcext:value-type="float">
            <text:p>0.301075268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2-MovingCamer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2280701754" calcext:value-type="float">
            <text:p>0.2280701754</text:p>
          </table:table-cell>
          <table:table-cell table:style-name="ce2" office:value-type="float" office:value="8.986161" calcext:value-type="float">
            <text:p>8.986161</text:p>
          </table:table-cell>
          <table:table-cell table:style-name="ce2" office:value-type="float" office:value="0.4594594595" calcext:value-type="float">
            <text:p>0.459459459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2-MovingCamer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037037037" calcext:value-type="float">
            <text:p>0.037037037</text:p>
          </table:table-cell>
          <table:table-cell table:style-name="ce2" office:value-type="float" office:value="0.667929" calcext:value-type="float">
            <text:p>0.667929</text:p>
          </table:table-cell>
          <table:table-cell table:style-name="ce2" office:value-type="float" office:value="0.07142857143" calcext:value-type="float">
            <text:p>0.0714285714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2-MovingCamer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12016" calcext:value-type="float">
            <text:p>0.21201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2-MovingCamer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1904761905" calcext:value-type="float">
            <text:p>0.1904761905</text:p>
          </table:table-cell>
          <table:table-cell table:style-name="ce2" office:value-type="float" office:value="0.719551" calcext:value-type="float">
            <text:p>0.71955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2-MovingCamer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2058823529" calcext:value-type="float">
            <text:p>0.2058823529</text:p>
          </table:table-cell>
          <table:table-cell table:style-name="ce2" office:value-type="float" office:value="1.696756" calcext:value-type="float">
            <text:p>1.69675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2-MovingCamer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64083" calcext:value-type="float">
            <text:p>0.86408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2-MovingCamer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756097561" calcext:value-type="float">
            <text:p>0.9756097561</text:p>
          </table:table-cell>
          <table:table-cell table:style-name="ce2" office:value-type="float" office:value="0.441462" calcext:value-type="float">
            <text:p>0.441462</text:p>
          </table:table-cell>
          <table:table-cell table:style-name="ce2" office:value-type="float" office:value="0.8285714286" calcext:value-type="float">
            <text:p>0.828571428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2-MovingCamera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7818181818" calcext:value-type="float">
            <text:p>0.7818181818</text:p>
          </table:table-cell>
          <table:table-cell table:style-name="ce2" office:value-type="float" office:value="0.22634" calcext:value-type="float">
            <text:p>0.22634</text:p>
          </table:table-cell>
          <table:table-cell table:style-name="ce2" office:value-type="float" office:value="0.5526315789" calcext:value-type="float">
            <text:p>0.552631578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2-MovingCamer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2830188679" calcext:value-type="float">
            <text:p>0.2830188679</text:p>
          </table:table-cell>
          <table:table-cell table:style-name="ce2" office:value-type="float" office:value="0.518302" calcext:value-type="float">
            <text:p>0.518302</text:p>
          </table:table-cell>
          <table:table-cell table:style-name="ce2" office:value-type="float" office:value="0.304" calcext:value-type="float">
            <text:p>0.30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2-MovingCamera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0.255639" calcext:value-type="float">
            <text:p>0.255639</text:p>
          </table:table-cell>
          <table:table-cell table:style-name="ce2"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2-MovingCamera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70294" calcext:value-type="float">
            <text:p>0.170294</text:p>
          </table:table-cell>
          <table:table-cell table:style-name="ce2" office:value-type="float" office:value="0.3389830508" calcext:value-type="float">
            <text:p>0.338983050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2-MovingCamera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8571428571" calcext:value-type="float">
            <text:p>0.8571428571</text:p>
          </table:table-cell>
          <table:table-cell table:style-name="ce2" office:value-type="float" office:value="0.445668" calcext:value-type="float">
            <text:p>0.44566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2-MovingCamera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 office:value-type="float" office:value="0.035" calcext:value-type="float">
            <text:p>0.03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2-MovingCamera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0909090909" calcext:value-type="float">
            <text:p>0.0909090909</text:p>
          </table:table-cell>
          <table:table-cell table:style-name="ce2" office:value-type="float" office:value="0.133437" calcext:value-type="float">
            <text:p>0.13343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2-MovingCamera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8055555556" calcext:value-type="float">
            <text:p>0.8055555556</text:p>
          </table:table-cell>
          <table:table-cell table:style-name="ce2" office:value-type="float" office:value="0.017279" calcext:value-type="float">
            <text:p>0.017279</text:p>
          </table:table-cell>
          <table:table-cell table:style-name="ce2"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2-MovingCamer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 office:value-type="float" office:value="0.272652" calcext:value-type="float">
            <text:p>0.27265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2-MovingCamera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0285714286" calcext:value-type="float">
            <text:p>0.0285714286</text:p>
          </table:table-cell>
          <table:table-cell table:style-name="ce2" office:value-type="float" office:value="0.319657" calcext:value-type="float">
            <text:p>0.319657</text:p>
          </table:table-cell>
          <table:table-cell table:style-name="ce2" office:value-type="float" office:value="0.7037037037" calcext:value-type="float">
            <text:p>0.703703703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2-MovingCamera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007751938" calcext:value-type="float">
            <text:p>0.007751938</text:p>
          </table:table-cell>
          <table:table-cell table:style-name="ce2" office:value-type="float" office:value="0.174821" calcext:value-type="float">
            <text:p>0.174821</text:p>
          </table:table-cell>
          <table:table-cell table:style-name="ce2" office:value-type="float" office:value="0.01538461538" calcext:value-type="float">
            <text:p>0.0153846153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3-ZoomingCamer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6.216351" calcext:value-type="float">
            <text:p>6.216351</text:p>
          </table:table-cell>
          <table:table-cell table:style-name="ce2" office:value-type="float" office:value="0.9333333333" calcext:value-type="float">
            <text:p>0.933333333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3-ZoomingCame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1052631579" calcext:value-type="float">
            <text:p>0.1052631579</text:p>
          </table:table-cell>
          <table:table-cell table:style-name="ce2" office:value-type="float" office:value="0.070023" calcext:value-type="float">
            <text:p>0.070023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3-ZoomingCamer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0952380952" calcext:value-type="float">
            <text:p>0.0952380952</text:p>
          </table:table-cell>
          <table:table-cell table:style-name="ce2" office:value-type="float" office:value="0.075788" calcext:value-type="float">
            <text:p>0.075788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3-ZoomingCamer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2105263158" calcext:value-type="float">
            <text:p>0.2105263158</text:p>
          </table:table-cell>
          <table:table-cell table:style-name="ce2" office:value-type="float" office:value="0.087854" calcext:value-type="float">
            <text:p>0.087854</text:p>
          </table:table-cell>
          <table:table-cell table:style-name="ce2" office:value-type="float" office:value="0.1904761905" calcext:value-type="float">
            <text:p>0.190476190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3-ZoomingCamer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1481481481" calcext:value-type="float">
            <text:p>0.1481481481</text:p>
          </table:table-cell>
          <table:table-cell table:style-name="ce2" office:value-type="float" office:value="0.081116" calcext:value-type="float">
            <text:p>0.081116</text:p>
          </table:table-cell>
          <table:table-cell table:style-name="ce2" office:value-type="float" office:value="0.4117647059" calcext:value-type="float">
            <text:p>0.411764705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3-ZoomingCamer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425" calcext:value-type="float">
            <text:p>0.425</text:p>
          </table:table-cell>
          <table:table-cell table:style-name="ce2" office:value-type="float" office:value="0.572778" calcext:value-type="float">
            <text:p>0.572778</text:p>
          </table:table-cell>
          <table:table-cell table:style-name="ce2" office:value-type="float" office:value="0.0487804878" calcext:value-type="float">
            <text:p>0.048780487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3-ZoomingCamer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8101265823" calcext:value-type="float">
            <text:p>0.8101265823</text:p>
          </table:table-cell>
          <table:table-cell table:style-name="ce2" office:value-type="float" office:value="0.259458" calcext:value-type="float">
            <text:p>0.259458</text:p>
          </table:table-cell>
          <table:table-cell table:style-name="ce2" office:value-type="float" office:value="0.5636363636" calcext:value-type="float">
            <text:p>0.563636363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3-ZoomingCamer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5185185185" calcext:value-type="float">
            <text:p>0.5185185185</text:p>
          </table:table-cell>
          <table:table-cell table:style-name="ce2" office:value-type="float" office:value="1.542527" calcext:value-type="float">
            <text:p>1.542527</text:p>
          </table:table-cell>
          <table:table-cell table:style-name="ce2" office:value-type="float" office:value="0.6829268293" calcext:value-type="float">
            <text:p>0.682926829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3-ZoomingCamer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4576271186" calcext:value-type="float">
            <text:p>0.4576271186</text:p>
          </table:table-cell>
          <table:table-cell table:style-name="ce2" office:value-type="float" office:value="0.079304" calcext:value-type="float">
            <text:p>0.079304</text:p>
          </table:table-cell>
          <table:table-cell table:style-name="ce2" office:value-type="float" office:value="0.2647058824" calcext:value-type="float">
            <text:p>0.264705882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3-ZoomingCamer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347826087" calcext:value-type="float">
            <text:p>0.347826087</text:p>
          </table:table-cell>
          <table:table-cell table:style-name="ce2" office:value-type="float" office:value="0.104778" calcext:value-type="float">
            <text:p>0.104778</text:p>
          </table:table-cell>
          <table:table-cell table:style-name="ce2" office:value-type="float" office:value="0.62" calcext:value-type="float">
            <text:p>0.6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3-ZoomingCamer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3426573427" calcext:value-type="float">
            <text:p>0.3426573427</text:p>
          </table:table-cell>
          <table:table-cell table:style-name="ce2" office:value-type="float" office:value="0.315201" calcext:value-type="float">
            <text:p>0.315201</text:p>
          </table:table-cell>
          <table:table-cell table:style-name="ce2" office:value-type="float" office:value="0.5771144279" calcext:value-type="float">
            <text:p>0.577114427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3-ZoomingCamera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2962962963" calcext:value-type="float">
            <text:p>0.2962962963</text:p>
          </table:table-cell>
          <table:table-cell table:style-name="ce2" office:value-type="float" office:value="0.065248" calcext:value-type="float">
            <text:p>0.065248</text:p>
          </table:table-cell>
          <table:table-cell table:style-name="ce2" office:value-type="float" office:value="0.65" calcext:value-type="float">
            <text:p>0.6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3-ZoomingCamer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037037037" calcext:value-type="float">
            <text:p>0.037037037</text:p>
          </table:table-cell>
          <table:table-cell table:style-name="ce2" office:value-type="float" office:value="1.577682" calcext:value-type="float">
            <text:p>1.577682</text:p>
          </table:table-cell>
          <table:table-cell table:style-name="ce2" office:value-type="float" office:value="0.6829268293" calcext:value-type="float">
            <text:p>0.682926829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3-ZoomingCamera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1875" calcext:value-type="float">
            <text:p>0.1875</text:p>
          </table:table-cell>
          <table:table-cell table:style-name="ce2" office:value-type="float" office:value="0.071183" calcext:value-type="float">
            <text:p>0.071183</text:p>
          </table:table-cell>
          <table:table-cell table:style-name="ce2" office:value-type="float" office:value="0.4761904762" calcext:value-type="float">
            <text:p>0.476190476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3-ZoomingCamera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4594594595" calcext:value-type="float">
            <text:p>0.4594594595</text:p>
          </table:table-cell>
          <table:table-cell table:style-name="ce2" office:value-type="float" office:value="0.618581" calcext:value-type="float">
            <text:p>0.618581</text:p>
          </table:table-cell>
          <table:table-cell table:style-name="ce2" office:value-type="float" office:value="0.2790697674" calcext:value-type="float">
            <text:p>0.279069767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3-ZoomingCamera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1951219512" calcext:value-type="float">
            <text:p>0.1951219512</text:p>
          </table:table-cell>
          <table:table-cell table:style-name="ce2" office:value-type="float" office:value="0.825612" calcext:value-type="float">
            <text:p>0.825612</text:p>
          </table:table-cell>
          <table:table-cell table:style-name="ce2" office:value-type="float" office:value="0.3921568627" calcext:value-type="float">
            <text:p>0.392156862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3-ZoomingCamera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1428571429" calcext:value-type="float">
            <text:p>0.1428571429</text:p>
          </table:table-cell>
          <table:table-cell table:style-name="ce2" office:value-type="float" office:value="3.764862" calcext:value-type="float">
            <text:p>3.764862</text:p>
          </table:table-cell>
          <table:table-cell table:style-name="ce2" office:value-type="float" office:value="0.2807017544" calcext:value-type="float">
            <text:p>0.280701754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3-ZoomingCamera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1875" calcext:value-type="float">
            <text:p>0.1875</text:p>
          </table:table-cell>
          <table:table-cell table:style-name="ce2" office:value-type="float" office:value="0.604082" calcext:value-type="float">
            <text:p>0.604082</text:p>
          </table:table-cell>
          <table:table-cell table:style-name="ce2" office:value-type="float" office:value="0.3157894737" calcext:value-type="float">
            <text:p>0.315789473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3-ZoomingCamera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2380952381" calcext:value-type="float">
            <text:p>0.2380952381</text:p>
          </table:table-cell>
          <table:table-cell table:style-name="ce2" office:value-type="float" office:value="7.496347" calcext:value-type="float">
            <text:p>7.496347</text:p>
          </table:table-cell>
          <table:table-cell table:style-name="ce2" office:value-type="float" office:value="0.4444444444" calcext:value-type="float">
            <text:p>0.444444444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3-ZoomingCamer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7727272727" calcext:value-type="float">
            <text:p>0.7727272727</text:p>
          </table:table-cell>
          <table:table-cell table:style-name="ce2" office:value-type="float" office:value="1.412114" calcext:value-type="float">
            <text:p>1.412114</text:p>
          </table:table-cell>
          <table:table-cell table:style-name="ce2" office:value-type="float" office:value="0.8571428571" calcext:value-type="float">
            <text:p>0.857142857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3-ZoomingCamera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2307692308" calcext:value-type="float">
            <text:p>0.2307692308</text:p>
          </table:table-cell>
          <table:table-cell table:style-name="ce2" office:value-type="float" office:value="0.211051" calcext:value-type="float">
            <text:p>0.211051</text:p>
          </table:table-cell>
          <table:table-cell table:style-name="ce2" office:value-type="float" office:value="0.7619047619" calcext:value-type="float">
            <text:p>0.761904761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3-ZoomingCamera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7584" calcext:value-type="float">
            <text:p>0.07584</text:p>
          </table:table-cell>
          <table:table-cell table:style-name="ce2" office:value-type="float" office:value="0.3333333333" calcext:value-type="float">
            <text:p>0.333333333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3-ZoomingCamera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58378" calcext:value-type="float">
            <text:p>0.15837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3-ZoomingCamera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6170212766" calcext:value-type="float">
            <text:p>0.6170212766</text:p>
          </table:table-cell>
          <table:table-cell table:style-name="ce2" office:value-type="float" office:value="0.328201" calcext:value-type="float">
            <text:p>0.328201</text:p>
          </table:table-cell>
          <table:table-cell table:style-name="ce2" office:value-type="float" office:value="0.406779661" calcext:value-type="float">
            <text:p>0.40677966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3-ZoomingCamera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993771" calcext:value-type="float">
            <text:p>0.993771</text:p>
          </table:table-cell>
          <table:table-cell table:style-name="ce2" office:value-type="float" office:value="0.8095238095" calcext:value-type="float">
            <text:p>0.809523809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3-ZoomingCamera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5084745763" calcext:value-type="float">
            <text:p>0.5084745763</text:p>
          </table:table-cell>
          <table:table-cell table:style-name="ce2" office:value-type="float" office:value="0.254" calcext:value-type="float">
            <text:p>0.254</text:p>
          </table:table-cell>
          <table:table-cell table:style-name="ce2" office:value-type="float" office:value="0.6741573034" calcext:value-type="float">
            <text:p>0.674157303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3-ZoomingCamera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 office:value-type="float" office:value="0.087448" calcext:value-type="float">
            <text:p>0.087448</text:p>
          </table:table-cell>
          <table:table-cell table:style-name="ce2" office:value-type="float" office:value="0.3666666667" calcext:value-type="float">
            <text:p>0.366666666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3-ZoomingCamera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0.099549" calcext:value-type="float">
            <text:p>0.099549</text:p>
          </table:table-cell>
          <table:table-cell table:style-name="ce2" office:value-type="float" office:value="0.9247311828" calcext:value-type="float">
            <text:p>0.924731182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3-ZoomingCamera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673913043" calcext:value-type="float">
            <text:p>0.9673913043</text:p>
          </table:table-cell>
          <table:table-cell table:style-name="ce2" office:value-type="float" office:value="0.106967" calcext:value-type="float">
            <text:p>0.106967</text:p>
          </table:table-cell>
          <table:table-cell table:style-name="ce2" office:value-type="float" office:value="0.4537815126" calcext:value-type="float">
            <text:p>0.453781512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4-LongDura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0057803468" calcext:value-type="float">
            <text:p>0.0057803468</text:p>
          </table:table-cell>
          <table:table-cell table:style-name="ce2" office:value-type="float" office:value="0.02541" calcext:value-type="float">
            <text:p>0.02541</text:p>
          </table:table-cell>
          <table:table-cell table:style-name="ce2" office:value-type="float" office:value="0.06703910615" calcext:value-type="float">
            <text:p>0.0670391061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4-LongDuratio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2033898305" calcext:value-type="float">
            <text:p>0.2033898305</text:p>
          </table:table-cell>
          <table:table-cell table:style-name="ce2" office:value-type="float" office:value="0.027736" calcext:value-type="float">
            <text:p>0.027736</text:p>
          </table:table-cell>
          <table:table-cell table:style-name="ce2" office:value-type="float" office:value="0.003384094755" calcext:value-type="float">
            <text:p>0.00338409475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4-LongDurati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1062124248" calcext:value-type="float">
            <text:p>0.1062124248</text:p>
          </table:table-cell>
          <table:table-cell table:style-name="ce2" office:value-type="float" office:value="0.02271" calcext:value-type="float">
            <text:p>0.02271</text:p>
          </table:table-cell>
          <table:table-cell table:style-name="ce2" office:value-type="float" office:value="0.05458089669" calcext:value-type="float">
            <text:p>0.0545808966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4-LongDuratio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144050104" calcext:value-type="float">
            <text:p>0.9144050104</text:p>
          </table:table-cell>
          <table:table-cell table:style-name="ce2" office:value-type="float" office:value="0.78338" calcext:value-type="float">
            <text:p>0.78338</text:p>
          </table:table-cell>
          <table:table-cell table:style-name="ce2" office:value-type="float" office:value="0.9300411523" calcext:value-type="float">
            <text:p>0.930041152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4-LongDuratio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0412541254" calcext:value-type="float">
            <text:p>0.0412541254</text:p>
          </table:table-cell>
          <table:table-cell table:style-name="ce2" office:value-type="float" office:value="0.065651" calcext:value-type="float">
            <text:p>0.065651</text:p>
          </table:table-cell>
          <table:table-cell table:style-name="ce2" office:value-type="float" office:value="0.02926829268" calcext:value-type="float">
            <text:p>0.0292682926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4-LongDuratio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9975629569" calcext:value-type="float">
            <text:p>0.9975629569</text:p>
          </table:table-cell>
          <table:table-cell table:style-name="ce2" office:value-type="float" office:value="5.286989" calcext:value-type="float">
            <text:p>5.28698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4-LongDuratio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0732217573" calcext:value-type="float">
            <text:p>0.0732217573</text:p>
          </table:table-cell>
          <table:table-cell table:style-name="ce2" office:value-type="float" office:value="3.737211" calcext:value-type="float">
            <text:p>3.737211</text:p>
          </table:table-cell>
          <table:table-cell table:style-name="ce2" office:value-type="float" office:value="0.1364522417" calcext:value-type="float">
            <text:p>0.136452241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4-LongDuration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1194805195" calcext:value-type="float">
            <text:p>0.1194805195</text:p>
          </table:table-cell>
          <table:table-cell table:style-name="ce2" office:value-type="float" office:value="0.116163" calcext:value-type="float">
            <text:p>0.116163</text:p>
          </table:table-cell>
          <table:table-cell table:style-name="ce2" office:value-type="float" office:value="0.4049586777" calcext:value-type="float">
            <text:p>0.404958677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4-LongDuration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393220339" calcext:value-type="float">
            <text:p>0.393220339</text:p>
          </table:table-cell>
          <table:table-cell table:style-name="ce2" office:value-type="float" office:value="0.143282" calcext:value-type="float">
            <text:p>0.143282</text:p>
          </table:table-cell>
          <table:table-cell table:style-name="ce2" office:value-type="float" office:value="0.289017341" calcext:value-type="float">
            <text:p>0.28901734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4-LongDuratio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0.8574739282" calcext:value-type="float">
            <text:p>0.8574739282</text:p>
          </table:table-cell>
          <table:table-cell table:style-name="ce2" office:value-type="float" office:value="0.111082" calcext:value-type="float">
            <text:p>0.111082</text:p>
          </table:table-cell>
          <table:table-cell table:style-name="ce2" office:value-type="float" office:value="0.1772151899" calcext:value-type="float">
            <text:p>0.177215189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AVG</text:p>
          </table:table-cell>
          <table:table-cell/>
          <table:table-cell table:style-name="ce2" office:value-type="float" office:value="0.5575543405" calcext:value-type="float">
            <text:p>0.5575543405</text:p>
          </table:table-cell>
          <table:table-cell table:style-name="ce2" office:value-type="float" office:value="1.182335293" calcext:value-type="float">
            <text:p>1.182335293</text:p>
          </table:table-cell>
          <table:table-cell table:style-name="ce2" office:value-type="float" office:value="0.5883188241" calcext:value-type="float">
            <text:p>0.588318824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STDEV</text:p>
          </table:table-cell>
          <table:table-cell/>
          <table:table-cell table:style-name="ce2" office:value-type="float" office:value="0.3484320551" calcext:value-type="float">
            <text:p>0.3484320551</text:p>
          </table:table-cell>
          <table:table-cell table:style-name="ce2" office:value-type="float" office:value="2.62938393" calcext:value-type="float">
            <text:p>2.62938393</text:p>
          </table:table-cell>
          <table:table-cell table:style-name="ce2" office:value-type="float" office:value="0.3302069714" calcext:value-type="float">
            <text:p>0.3302069714</text:p>
          </table:table-cell>
          <table:table-cell table:number-columns-repeated="4"/>
        </table:table-row>
        <table:table-row table:style-name="ro1" table:number-rows-repeated="67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20:04:31.30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1:59:22.425000000</meta:creation-date>
    <dc:date>2019-05-15T20:26:45.821000000</dc:date>
    <meta:editing-duration>PT3H47M15S</meta:editing-duration>
    <meta:editing-cycles>15</meta:editing-cycles>
    <meta:generator>LibreOffice/6.2.3.2$Windows_X86_64 LibreOffice_project/aecc05fe267cc68dde00352a451aa867b3b546ac</meta:generator>
    <meta:document-statistic meta:table-count="1" meta:cell-count="19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error-category="cell-range" chart:error-upper-range="Hoja1.J4:Hoja1.J6" chart:error-lower-range="Hoja1.J4:Hoja1.J6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0.9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Hoja1.J4:Hoja1.J6" chart:error-lower-range="Hoja1.J4:Hoja1.J6"/>
      <style:graphic-properties draw:stroke="none" draw:fill-color="#66666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Hoja1.J4:Hoja1.J6" chart:error-lower-range="Hoja1.J4:Hoja1.J6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81cm" svg:height="9cm" xlink:href=".." xlink:type="simple" chart:class="chart:bar" chart:style-name="ch1">
        <chart:title svg:x="2.067cm" svg:y="0.316cm" chart:style-name="ch2">
          <text:p>Average Score (CTRL vs. OURS)</text:p>
        </chart:title>
        <chart:plot-area chart:style-name="ch3" table:cell-range-address="Hoja1.H3:Hoja1.I6" chart:data-source-has-labels="both" svg:x="0.223cm" svg:y="1.301cm" svg:width="10.735cm" svg:height="6.548cm">
          <chartooo:coordinate-region svg:x="1.49cm" svg:y="1.301cm" svg:width="9.468cm" svg:height="5.895cm"/>
          <chart:axis chart:dimension="x" chart:name="primary-x" chart:style-name="ch4" chartooo:axis-type="auto">
            <chartooo:date-scale/>
            <chart:categories table:cell-range-address="Hoja1.H4:Hoja1.H6"/>
          </chart:axis>
          <chart:axis chart:dimension="y" chart:name="primary-y" chart:style-name="ch5">
            <chart:title svg:x="4.993cm" svg:y="8.029cm" chart:style-name="ch6">
              <text:p>F-score</text:p>
            </chart:title>
            <chart:grid chart:style-name="ch7" chart:class="major"/>
          </chart:axis>
          <chart:series chart:style-name="ch8" chart:values-cell-range-address="Hoja1.I4:Hoja1.I6" chart:label-cell-address="Hoja1.I3:Hoja1.I3" chart:class="chart:bar">
            <chart:error-indicator chart:style-name="ch9" chart:dimension="x"/>
            <chart:error-indicator chart:style-name="ch9" chart:dimension="y"/>
            <chart:data-point chart:style-name="ch10"/>
            <chart:data-point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Hoja1.I3:Hoja1.I3</svg:desc>
                </draw:g>
              </table:table-cell>
              <table:table-cell office:value-type="string">
                <text:p>Columna J</text:p>
              </table:table-cell>
              <table:table-cell office:value-type="string">
                <text:p>Columna J</text:p>
              </table:table-cell>
              <table:table-cell office:value-type="string">
                <text:p>Columna J</text:p>
              </table:table-cell>
              <table:table-cell office:value-type="string">
                <text:p>Columna J</text:p>
              </table:table-cell>
            </table:table-row>
          </table:table-header-rows>
          <table:table-rows>
            <table:table-row>
              <table:table-cell office:value-type="string">
                <text:p>CTRL</text:p>
                <draw:g>
                  <svg:desc>Hoja1.H4:Hoja1.H6</svg:desc>
                </draw:g>
              </table:table-cell>
              <table:table-cell office:value-type="float" office:value="0.557554340513694">
                <text:p>0.557554340513694</text:p>
                <draw:g>
                  <svg:desc>Hoja1.I4:Hoja1.I6</svg:desc>
                </draw:g>
              </table:table-cell>
              <table:table-cell office:value-type="float" office:value="0.34843205514241">
                <text:p>0.34843205514241</text:p>
                <draw:g>
                  <svg:desc>Hoja1.J4:Hoja1.J6</svg:desc>
                </draw:g>
              </table:table-cell>
              <table:table-cell office:value-type="float" office:value="0.34843205514241">
                <text:p>0.34843205514241</text:p>
                <draw:g>
                  <svg:desc>Hoja1.J4:Hoja1.J6</svg:desc>
                </draw:g>
              </table:table-cell>
              <table:table-cell office:value-type="float" office:value="0.34843205514241">
                <text:p>0.34843205514241</text:p>
                <draw:g>
                  <svg:desc>Hoja1.J4:Hoja1.J6</svg:desc>
                </draw:g>
              </table:table-cell>
              <table:table-cell office:value-type="float" office:value="0.34843205514241">
                <text:p>0.34843205514241</text:p>
                <draw:g>
                  <svg:desc>Hoja1.J4:Hoja1.J6</svg:desc>
                </draw:g>
              </table:table-cell>
            </table:table-row>
            <table:table-row>
              <table:table-cell office:value-type="string">
                <text:p>OURS</text:p>
              </table:table-cell>
              <table:table-cell office:value-type="float" office:value="0.58831882408887">
                <text:p>0.58831882408887</text:p>
              </table:table-cell>
              <table:table-cell office:value-type="float" office:value="0.330206971400568">
                <text:p>0.330206971400568</text:p>
              </table:table-cell>
              <table:table-cell office:value-type="float" office:value="0.330206971400568">
                <text:p>0.330206971400568</text:p>
              </table:table-cell>
              <table:table-cell office:value-type="float" office:value="0.330206971400568">
                <text:p>0.330206971400568</text:p>
              </table:table-cell>
              <table:table-cell office:value-type="float" office:value="0.330206971400568">
                <text:p>0.330206971400568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0.572936582301282">
                <text:p>0.572936582301282</text:p>
              </table:table-cell>
              <table:table-cell office:value-type="float" office:value="0.339520243959214">
                <text:p>0.339520243959214</text:p>
              </table:table-cell>
              <table:table-cell office:value-type="float" office:value="0.339520243959214">
                <text:p>0.339520243959214</text:p>
              </table:table-cell>
              <table:table-cell office:value-type="float" office:value="0.339520243959214">
                <text:p>0.339520243959214</text:p>
              </table:table-cell>
              <table:table-cell office:value-type="float" office:value="0.339520243959214">
                <text:p>0.3395202439592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